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39mm"/>
    </style:style>
    <style:style style:name="co2" style:family="table-column">
      <style:table-column-properties fo:break-before="auto" style:column-width="17.59mm"/>
    </style:style>
    <style:style style:name="co3" style:family="table-column">
      <style:table-column-properties fo:break-before="auto" style:column-width="193.83mm"/>
    </style:style>
    <style:style style:name="co4" style:family="table-column">
      <style:table-column-properties fo:break-before="auto" style:column-width="163.87mm"/>
    </style:style>
    <style:style style:name="co5" style:family="table-column">
      <style:table-column-properties fo:break-before="auto" style:column-width="112.85mm"/>
    </style:style>
    <style:style style:name="co6" style:family="table-column">
      <style:table-column-properties fo:break-before="auto" style:column-width="22.58mm"/>
    </style:style>
    <style:style style:name="ro1" style:family="table-row">
      <style:table-row-properties style:row-height="7.74mm" fo:break-before="auto" style:use-optimal-row-height="true"/>
    </style:style>
    <style:style style:name="ro2" style:family="table-row">
      <style:table-row-properties style:row-height="39.69mm" fo:break-before="auto" style:use-optimal-row-height="true"/>
    </style:style>
    <style:style style:name="ro3" style:family="table-row">
      <style:table-row-properties style:row-height="46.97mm" fo:break-before="auto" style:use-optimal-row-height="true"/>
    </style:style>
    <style:style style:name="ro4" style:family="table-row">
      <style:table-row-properties style:row-height="15.38mm" fo:break-before="auto" style:use-optimal-row-height="true"/>
    </style:style>
    <style:style style:name="ro5" style:family="table-row">
      <style:table-row-properties style:row-height="63.99mm" fo:break-before="auto" style:use-optimal-row-height="true"/>
    </style:style>
    <style:style style:name="ro6" style:family="table-row">
      <style:table-row-properties style:row-height="19.3mm" fo:break-before="auto" style:use-optimal-row-height="true"/>
    </style:style>
    <style:style style:name="ro7" style:family="table-row">
      <style:table-row-properties style:row-height="23.42mm" fo:break-before="auto" style:use-optimal-row-height="true"/>
    </style:style>
    <style:style style:name="ro8" style:family="table-row">
      <style:table-row-properties style:row-height="35.63mm" fo:break-before="auto" style:use-optimal-row-height="true"/>
    </style:style>
    <style:style style:name="ro9" style:family="table-row">
      <style:table-row-properties style:row-height="68.03mm" fo:break-before="auto" style:use-optimal-row-height="true"/>
    </style:style>
    <style:style style:name="ro10" style:family="table-row">
      <style:table-row-properties style:row-height="104.49mm" fo:break-before="auto" style:use-optimal-row-height="true"/>
    </style:style>
    <style:style style:name="ro11" style:family="table-row">
      <style:table-row-properties style:row-height="31.33mm" fo:break-before="auto" style:use-optimal-row-height="true"/>
    </style:style>
    <style:style style:name="ro12" style:family="table-row">
      <style:table-row-properties style:row-height="11.91mm" fo:break-before="auto" style:use-optimal-row-height="true"/>
    </style:style>
    <style:style style:name="ro13" style:family="table-row">
      <style:table-row-properties style:row-height="16.03mm" fo:break-before="auto" style:use-optimal-row-height="true"/>
    </style:style>
    <style:style style:name="ro14" style:family="table-row">
      <style:table-row-properties style:row-height="19.44mm" fo:break-before="auto" style:use-optimal-row-height="true"/>
    </style:style>
    <style:style style:name="ro15" style:family="table-row">
      <style:table-row-properties style:row-height="11.96mm" fo:break-before="auto" style:use-optimal-row-height="true"/>
    </style:style>
    <style:style style:name="ro16" style:family="table-row">
      <style:table-row-properties style:row-height="15.52mm" fo:break-before="auto" style:use-optimal-row-height="true"/>
    </style:style>
    <style:style style:name="ro17" style:family="table-row">
      <style:table-row-properties style:row-height="28.24mm" fo:break-before="auto" style:use-optimal-row-height="true"/>
    </style:style>
    <style:style style:name="ro18" style:family="table-row">
      <style:table-row-properties style:row-height="11.91mm" fo:break-before="page" style:use-optimal-row-height="true"/>
    </style:style>
    <style:style style:name="ro19" style:family="table-row">
      <style:table-row-properties style:row-height="35.26mm" fo:break-before="auto" style:use-optimal-row-height="true"/>
    </style:style>
    <style:style style:name="ro20" style:family="table-row">
      <style:table-row-properties style:row-height="43.73mm" fo:break-before="auto" style:use-optimal-row-height="true"/>
    </style:style>
    <style:style style:name="ro21" style:family="table-row">
      <style:table-row-properties style:row-height="43.16mm" fo:break-before="auto" style:use-optimal-row-height="true"/>
    </style:style>
    <style:style style:name="ro22" style:family="table-row">
      <style:table-row-properties style:row-height="40.45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27.53mm" fo:break-before="auto" style:use-optimal-row-height="true"/>
    </style:style>
    <style:style style:name="ro25" style:family="table-row">
      <style:table-row-properties style:row-height="31.59mm" fo:break-before="auto" style:use-optimal-row-height="true"/>
    </style:style>
    <style:style style:name="ro26" style:family="table-row">
      <style:table-row-properties style:row-height="7.88mm" fo:break-before="page" style:use-optimal-row-height="true"/>
    </style:style>
    <style:style style:name="ro27" style:family="table-row">
      <style:table-row-properties style:row-height="7.88mm" fo:break-before="auto" style:use-optimal-row-height="true"/>
    </style:style>
    <style:style style:name="ro2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fo:border="0.06pt solid #000000" fo:padding="1.5mm" style:vertical-align="middle"/>
      <style:paragraph-properties fo:text-align="center"/>
      <style:text-properties fo:color="#000000" style:font-name="Arial" fo:font-size="12pt" style:text-underline-style="none" fo:font-weight="bold" style:font-size-asian="12pt" style:font-weight-asian="bold" style:font-size-complex="12pt" style:font-weight-complex="bold"/>
    </style:style>
    <style:style style:name="ce2" style:family="table-cell" style:parent-style-name="Default">
      <style:table-cell-properties fo:background-color="#3399ff" fo:wrap-option="wrap" fo:border="0.06pt solid #000000" fo:padding="1.99mm" style:vertical-align="middle"/>
      <style:text-properties fo:color="#ffffff" fo:font-weight="bold" style:font-weight-asian="bold" style:font-weight-complex="bold"/>
    </style:style>
    <style:style style:name="ce3" style:family="table-cell" style:parent-style-name="Default">
      <style:table-cell-properties style:text-align-source="fix" style:repeat-content="false" fo:border="0.06pt solid #000000" fo:padding="1.99mm" style:vertical-align="middle"/>
      <style:paragraph-properties fo:text-align="center"/>
      <style:text-properties fo:font-size="20pt" fo:font-weight="bold" style:font-size-asian="20pt" style:font-weight-asian="bold" style:font-size-complex="20pt" style:font-weight-complex="bold"/>
    </style:style>
    <style:style style:name="ce4" style:family="table-cell" style:parent-style-name="Default">
      <style:table-cell-properties fo:border="0.06pt solid #000000" fo:padding="1.99mm" style:vertical-align="middle"/>
    </style:style>
    <style:style style:name="ce5" style:family="table-cell" style:parent-style-name="Default">
      <style:table-cell-properties style:text-align-source="fix" style:repeat-content="false" fo:border="0.06pt solid #000000" fo:padding="1.99mm" style:vertical-align="middle"/>
      <style:paragraph-properties fo:text-align="center" fo:margin-left="0mm"/>
      <style:text-properties fo:font-size="20pt" fo:font-weight="bold" style:font-size-asian="20pt" style:font-weight-asian="bold" style:font-size-complex="20pt" style:font-weight-complex="bold"/>
    </style:style>
    <style:style style:name="ce6" style:family="table-cell" style:parent-style-name="Default">
      <style:table-cell-properties fo:border="0.06pt solid #000000" fo:padding="1.99mm" style:vertical-align="middle"/>
      <style:text-properties fo:font-size="20pt" style:font-size-asian="20pt" style:font-size-complex="20pt"/>
    </style:style>
    <style:style style:name="ce7" style:family="table-cell" style:parent-style-name="Default">
      <style:table-cell-properties fo:border="0.06pt solid #000000" fo:padding="1.99mm" style:vertical-align="middle"/>
      <style:text-properties fo:font-size="20pt" fo:font-weight="bold" style:font-size-asian="20pt" style:font-weight-asian="bold" style:font-size-complex="20pt" style:font-weight-complex="bold"/>
    </style:style>
    <style:style style:name="ce8" style:family="table-cell" style:parent-style-name="Default">
      <style:table-cell-properties style:text-align-source="fix" style:repeat-content="false" fo:border="0.06pt solid #000000" fo:padding="1.99mm" style:vertical-align="middle"/>
      <style:paragraph-properties fo:text-align="center"/>
      <style:text-properties fo:font-size="10pt" fo:font-weight="bold" style:font-size-asian="10pt" style:font-weight-asian="bold" style:font-size-complex="10pt" style:font-weight-complex="bold"/>
    </style:style>
    <style:style style:name="ce9" style:family="table-cell" style:parent-style-name="Default">
      <style:table-cell-properties fo:padding="1.99mm" style:vertical-align="middle"/>
    </style:style>
    <style:style style:name="ce10" style:family="table-cell" style:parent-style-name="Default">
      <style:table-cell-properties fo:border="0.06pt solid #000000" fo:padding="1.99mm" style:vertical-align="middle"/>
      <style:text-properties fo:font-weight="bold" style:font-weight-asian="bold" style:font-weight-complex="bold"/>
    </style:style>
    <style:style style:name="ce11" style:family="table-cell" style:parent-style-name="Default">
      <style:table-cell-properties fo:wrap-option="wrap" fo:border="0.06pt solid #000000" fo:padding="1.99mm" style:vertical-align="middle"/>
    </style:style>
    <style:style style:name="ce12" style:family="table-cell" style:parent-style-name="Default">
      <style:table-cell-properties fo:wrap-option="wrap" fo:border="0.06pt solid #000000" fo:padding="1.99mm" style:vertical-align="middle"/>
      <style:text-properties fo:font-weight="bold" style:font-weight-asian="bold" style:font-weight-complex="bold"/>
    </style:style>
    <style:style style:name="ce13" style:family="table-cell" style:parent-style-name="Default">
      <style:table-cell-properties fo:wrap-option="wrap" fo:padding="1.99mm" style:vertical-align="middle"/>
    </style:style>
    <style:style style:name="ce14" style:family="table-cell" style:parent-style-name="Default">
      <style:table-cell-properties fo:background-color="#666666" fo:wrap-option="wrap" fo:padding="1.99mm" style:vertical-align="middle"/>
      <style:text-properties fo:color="#ffffff" fo:font-weight="bold" style:font-weight-asian="bold" style:font-weight-complex="bold"/>
    </style:style>
    <style:style style:name="ce15" style:family="table-cell" style:parent-style-name="Default">
      <style:table-cell-properties fo:background-color="#009900" fo:wrap-option="wrap" fo:padding="1.99mm" style:vertical-align="middle"/>
      <style:text-properties fo:color="#ffffff" fo:font-weight="bold" style:font-weight-asian="bold" style:font-weight-complex="bold"/>
    </style:style>
    <style:style style:name="ce16" style:family="table-cell" style:parent-style-name="Default">
      <style:table-cell-properties fo:wrap-option="wrap" fo:border="0.06pt solid #000000" fo:padding="1.99mm" style:vertical-align="middle"/>
      <style:text-properties style:use-window-font-color="true"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fo:border="0.06pt solid #000000" fo:padding="1.99mm"/>
      <style:text-properties style:use-window-font-color="true"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font-name="Segoe UI" fo:font-size="10pt" fo:font-weight="bold" fo:country="none" style:country-asian="none" style:country-complex="none" style:font-name-asian="Segoe UI" style:font-name-complex="Segoe UI" style:font-size-asian="10pt" style:font-size-complex="10pt" style:font-weight-asian="bold" style:font-weight-complex="bold"/>
    </style:style>
    <style:style style:name="T3" style:family="text">
      <style:text-properties fo:color="#000000" style:font-name="Segoe UI" fo:font-size="10pt" fo:country="none" style:country-asian="none" style:country-complex="none" style:font-name-asian="Segoe UI" style:font-name-complex="Segoe UI" style:font-size-asian="10pt" style:font-size-complex="10pt"/>
    </style:style>
  </office:automatic-styles>
  <office:body>
    <office:spreadsheet>
      <table:calculation-settings table:automatic-find-labels="false"/>
      <table:table table:name="Anexo A - eMAGxWCAG" table:style-name="ta1">
        <table:table-column table:style-name="co1" table:default-cell-style-name="ce9"/>
        <table:table-column table:style-name="co2" table:default-cell-style-name="ce9"/>
        <table:table-column table:style-name="co3" table:default-cell-style-name="ce13"/>
        <table:table-column table:style-name="co4" table:default-cell-style-name="ce13"/>
        <table:table-column table:style-name="co5" table:default-cell-style-name="ce13"/>
        <table:table-column table:style-name="co6" table:number-columns-repeated="3" table:default-cell-style-name="ce13"/>
        <table:table-column table:style-name="co6" table:number-columns-repeated="1016" table:default-cell-style-name="ce9"/>
        <table:table-row table:style-name="ro1">
          <table:table-cell table:style-name="ce1" office:value-type="string" calcext:value-type="string" table:number-columns-spanned="4" table:number-rows-spanned="1">
            <text:p>Anexo A – eMAG x WCAG – Versão 1.0</text:p>
          </table:table-cell>
          <table:covered-table-cell table:number-columns-repeated="2" table:style-name="ce2"/>
          <table:covered-table-cell table:style-name="ce15"/>
          <table:table-cell table:number-columns-repeated="3"/>
          <table:table-cell table:style-name="ce9"/>
          <table:table-cell table:number-columns-repeated="1015"/>
          <table:table-cell table:style-name="Default"/>
        </table:table-row>
        <table:table-row table:style-name="ro1">
          <table:table-cell table:style-name="ce2" office:value-type="string" calcext:value-type="string">
            <text:p>Nível WCAG</text:p>
          </table:table-cell>
          <table:table-cell table:style-name="ce2" office:value-type="string" calcext:value-type="string">
            <text:p>Nº</text:p>
          </table:table-cell>
          <table:table-cell table:style-name="ce2" office:value-type="string" calcext:value-type="string">
            <text:p>Critério WCAG 2.0</text:p>
          </table:table-cell>
          <table:table-cell table:style-name="ce15" office:value-type="string" calcext:value-type="string">
            <text:p>Recomendações do eMAG</text:p>
          </table:table-cell>
          <table:table-cell table:number-columns-repeated="3"/>
          <table:table-cell table:style-name="ce9"/>
          <table:table-cell table:number-columns-repeated="1015"/>
          <table:table-cell table:style-name="Default"/>
        </table:table-row>
        <table:table-row table:style-name="ro2">
          <table:table-cell table:style-name="ce3" office:value-type="string" calcext:value-type="string" table:number-columns-spanned="1" table:number-rows-spanned="5">
            <text:p>A</text:p>
          </table:table-cell>
          <table:table-cell table:style-name="ce3" office:value-type="float" office:value="1" calcext:value-type="float">
            <text:p>1</text:p>
          </table:table-cell>
          <table:table-cell table:style-name="ce11" office:value-type="string" calcext:value-type="string">
            <text:p><text:span text:style-name="T1">1.1.1 Conteúdo Não Textual: </text:span>Todo o conteúdo não textual que é exibido ao usuário tem uma alternativa textual que serve a um propósito equivalente, exceto para as situações indicadas abaixo. (Nível A)</text:p>
          </table:table-cell>
          <table:table-cell table:style-name="ce11" office:value-type="string" calcext:value-type="string">
            <text:p>Recomendação 3.6 – Fornecer alternativa em texto para as imagens do sítio</text:p>
            <text:p/>
            <text:p>Recomendação 3.7 – Utilizar mapas de imagem de forma acessível</text:p>
            <text:p/>
            <text:p>Recomendação 6.1 – Fornecer alternativa em texto para os botões de imagem de formulários</text:p>
            <text:p/>
            <text:p>Recomendação 6.8 – Fornecer estratégias de segurança específicas ao invés de CAPTCHA</text:p>
          </table:table-cell>
          <table:table-cell table:number-columns-repeated="3"/>
          <table:table-cell table:style-name="ce9"/>
          <table:table-cell table:number-columns-repeated="1015"/>
          <table:table-cell table:style-name="Default"/>
        </table:table-row>
        <table:table-row table:style-name="ro3">
          <table:covered-table-cell table:style-name="ce4"/>
          <table:table-cell table:style-name="ce3" office:value-type="float" office:value="2" calcext:value-type="float">
            <text:p>2</text:p>
          </table:table-cell>
          <table:table-cell table:style-name="ce11" office:value-type="string" calcext:value-type="string">
            <text:p><text:span text:style-name="T1">1.2.1 Apenas Áudio e apenas Vídeo (Pré-gravado):</text:span> Para as mídias de apenas áudio | pré-gravados e mídias de vídeo (sem áudio) | pré-gravados as regras seguintes são verdadeiras, exceto quando o áudio ou o vídeo é uma mídia alternativa para o texto e está claramente identificado como tal: (Nível A).</text:p>
            <text:p/>
            <text:p><text:span text:style-name="T2">Apenas áudio pré-gravado: </text:span><text:span text:style-name="T3">É fornecida uma alternativa para mídia com base em tempo, que apresenta informação equivalente para o conteúdo composto por apenas áudio pré-gravado.</text:span></text:p>
            <text:p/>
            <text:p><text:span text:style-name="T2">Apenas vídeo pré-gravado:</text:span><text:span text:style-name="T3"> É fornecida uma alternativa em mídia com base em tempo ou uma faixa de áudio que apresenta informação equivalente para o conteúdo apenas de vídeo pré-gravado.</text:span></text:p>
            <text:p/>
          </table:table-cell>
          <table:table-cell table:style-name="ce11" office:value-type="string" calcext:value-type="string">
            <text:p>Recomendação 5.1 – Fornecer alternativa para vídeo</text:p>
            <text:p/>
            <text:p>Recomendação 5.2 – Fornecer alternativa para áudio</text:p>
          </table:table-cell>
          <table:table-cell table:number-columns-repeated="3"/>
          <table:table-cell table:style-name="ce9"/>
          <table:table-cell table:number-columns-repeated="1015"/>
          <table:table-cell table:style-name="Default"/>
        </table:table-row>
        <table:table-row table:style-name="ro4">
          <table:covered-table-cell table:style-name="ce4"/>
          <table:table-cell table:style-name="ce3" office:value-type="float" office:value="3" calcext:value-type="float">
            <text:p>3</text:p>
          </table:table-cell>
          <table:table-cell table:style-name="ce11" office:value-type="string" calcext:value-type="string">
            <text:p><text:span text:style-name="T1">1.2.2 Legendas (Pré-gravadas):</text:span> São fornecidas legendas para todo conteúdo de áudio | pré-gravado em mídia sincronizada, exceto quando a mídia for uma alternativa para texto e for claramente identificada como tal. (Nível A)</text:p>
          </table:table-cell>
          <table:table-cell table:style-name="ce11" office:value-type="string" calcext:value-type="string">
            <text:p>Recomendação 5.1 – Fornecer alternativa para vídeo</text:p>
            <text:p/>
            <text:p>Recomendação 5.2 – Fornecer alternativa para áudio</text:p>
          </table:table-cell>
          <table:table-cell table:number-columns-repeated="3"/>
          <table:table-cell table:style-name="ce9"/>
          <table:table-cell table:number-columns-repeated="1015"/>
          <table:table-cell table:style-name="Default"/>
        </table:table-row>
        <table:table-row table:style-name="ro4">
          <table:covered-table-cell table:style-name="ce4"/>
          <table:table-cell table:style-name="ce3" office:value-type="float" office:value="4" calcext:value-type="float">
            <text:p>4</text:p>
          </table:table-cell>
          <table:table-cell table:style-name="ce11" office:value-type="string" calcext:value-type="string">
            <text:p><text:span text:style-name="T1">1.2.3 Audiodescrição ou Mídia Alternativa (Pré-gravada):</text:span> Uma alternativa para mídia com base em tempo ou uma audiodescrição do conteúdo em vídeo | pré-gravado é fornecida para mídia sincronizada, exceto quando a mídia é uma alternativa ao texto e for claramente identificada como tal. (Nível A)</text:p>
          </table:table-cell>
          <table:table-cell table:style-name="ce11" office:value-type="string" calcext:value-type="string">
            <text:p>Recomendação 5.2 – Fornecer alternativa para áudio</text:p>
          </table:table-cell>
          <table:table-cell table:number-columns-repeated="3"/>
          <table:table-cell table:style-name="ce9"/>
          <table:table-cell table:number-columns-repeated="1015"/>
          <table:table-cell table:style-name="Default"/>
        </table:table-row>
        <table:table-row table:style-name="ro5">
          <table:covered-table-cell table:style-name="ce4"/>
          <table:table-cell table:style-name="ce3" office:value-type="float" office:value="5" calcext:value-type="float">
            <text:p>5</text:p>
          </table:table-cell>
          <table:table-cell table:style-name="ce11" office:value-type="string" calcext:value-type="string">
            <text:p><text:span text:style-name="T1">1.3.1 Informações e Relações:</text:span> As informações, a estrutura e os relacionamentos transmitidos através de apresentação podem ser determinados por meio de código de programação ou estão disponíveis no texto. (Nível A)</text:p>
          </table:table-cell>
          <table:table-cell table:style-name="ce11" office:value-type="string" calcext:value-type="string">
            <text:p>Recomendação 1.2 – Organizar o código HTML de forma lógica e semântica</text:p>
            <text:p/>
            <text:p>Recomendação 1.3 – Utilizar corretamente os níveis de cabeçalho</text:p>
            <text:p/>
            <text:p>Recomendação 1.6 – Não utilizar tabelas para diagramação</text:p>
            <text:p/>
            <text:p>Recomendação 1.7 – Separar links adjacentes</text:p>
            <text:p/>
            <text:p>Recomendação 3.9 – Em tabelas, utilizar títulos e resumos de forma apropriada</text:p>
            <text:p/>
            <text:p>Recomendação 3.10 – Associar células de dados às células de cabeçalho</text:p>
            <text:p/>
            <text:p>Recomendação 6.2 – Associar etiquetas aos seus campos</text:p>
            <text:p/>
            <text:p>Recomendação 6.7 – Agrupar campos de formulário</text:p>
          </table:table-cell>
          <table:table-cell table:number-columns-repeated="3"/>
          <table:table-cell table:style-name="ce9"/>
          <table:table-cell table:number-columns-repeated="1015"/>
          <table:table-cell table:style-name="Default"/>
        </table:table-row>
        <table:table-row table:style-name="ro4">
          <table:table-cell table:style-name="ce5" office:value-type="string" calcext:value-type="string" table:number-columns-spanned="1" table:number-rows-spanned="5">
            <text:p>A</text:p>
          </table:table-cell>
          <table:table-cell table:style-name="ce3" office:value-type="float" office:value="6" calcext:value-type="float">
            <text:p>6</text:p>
          </table:table-cell>
          <table:table-cell table:style-name="ce11" office:value-type="string" calcext:value-type="string">
            <text:p><text:span text:style-name="T1">1.3.2 Sequência com Significado:</text:span> Quando a sequência na qual o conteúdo é apresentado afeta o seu significado, uma sequência de leitura correta pode ser determinada por meio de código de programação. (Nível A)</text:p>
          </table:table-cell>
          <table:table-cell table:style-name="ce16" office:value-type="string" calcext:value-type="string">
            <text:p>Recomendação 1.4 – Ordenar de forma lógica e intuitiva a leitura e tabulação</text:p>
          </table:table-cell>
          <table:table-cell table:number-columns-repeated="3"/>
          <table:table-cell table:style-name="ce9"/>
          <table:table-cell table:number-columns-repeated="1015"/>
          <table:table-cell table:style-name="Default"/>
        </table:table-row>
        <table:table-row table:style-name="ro6">
          <table:covered-table-cell table:style-name="ce4"/>
          <table:table-cell table:style-name="ce3" office:value-type="float" office:value="7" calcext:value-type="float">
            <text:p>7</text:p>
          </table:table-cell>
          <table:table-cell table:style-name="ce11" office:value-type="string" calcext:value-type="string">
            <text:p><text:span text:style-name="T1">1.3.3 Características Sensoriais:</text:span> As instruções fornecidas para compreender e utilizar o conteúdo não dependem somente das características sensoriais dos componentes, tais como forma, tamanho, localização visual, orientação ou som. (Nível A)</text:p>
            <text:p>Nota: Para requisitos relacionados com a cor, consulte a Diretriz 1.4.1</text:p>
          </table:table-cell>
          <table:table-cell table:style-name="ce11" office:value-type="string" calcext:value-type="string">
            <text:p>Recomendação 4.2 – Não utilizar apenas cor ou outras características sensoriais para diferenciar elementos</text:p>
          </table:table-cell>
          <table:table-cell table:number-columns-repeated="3"/>
          <table:table-cell table:style-name="ce9"/>
          <table:table-cell table:number-columns-repeated="1015"/>
          <table:table-cell table:style-name="Default"/>
        </table:table-row>
        <table:table-row table:style-name="ro7">
          <table:covered-table-cell table:style-name="ce4"/>
          <table:table-cell table:style-name="ce3" office:value-type="float" office:value="8" calcext:value-type="float">
            <text:p>8</text:p>
          </table:table-cell>
          <table:table-cell table:style-name="ce11" office:value-type="string" calcext:value-type="string">
            <text:p><text:span text:style-name="T1">1.4.1 Utilização de Cores:</text:span> A cor não é utilizada como o único meio visual de transmitir informações, indicar uma ação, pedir uma resposta ou distinguir um elemento visual. (Nível A)</text:p>
            <text:p>Nota: Este critério de sucesso aborda especificamente a percepção de cores. Outras formas de percepção são abordadas na Diretriz 1.3, incluindo o acesso às cores por meio de código de programação e a outra codificação da apresentação visual.</text:p>
          </table:table-cell>
          <table:table-cell table:style-name="ce11" office:value-type="string" calcext:value-type="string">
            <text:p>Recomendação 4.2 – Não utilizar apenas cor ou outras características sensoriais para diferenciar elementos</text:p>
          </table:table-cell>
          <table:table-cell table:number-columns-repeated="3"/>
          <table:table-cell table:style-name="ce9"/>
          <table:table-cell table:number-columns-repeated="1015"/>
          <table:table-cell table:style-name="Default"/>
        </table:table-row>
        <table:table-row table:style-name="ro8">
          <table:covered-table-cell table:style-name="ce4"/>
          <table:table-cell table:style-name="ce3" office:value-type="float" office:value="9" calcext:value-type="float">
            <text:p>9</text:p>
          </table:table-cell>
          <table:table-cell table:style-name="ce11" office:value-type="string" calcext:value-type="string">
            <text:p><text:span text:style-name="T1">1.4.2 Controle de Áudio:</text:span> Se qualquer áudio em uma página web tocar automaticamente durante mais de 3 segundos, deve estar disponível um mecanismo para fazer uma pausa ou parar o áudio, ou um mecanismo para controlar o volume do áudio, independentemente do nível global de volume do sistema deve disponibilizar. (Nível A)</text:p>
            <text:p>Nota: Nota: Uma vez que qualquer conteúdo que não cumpra este critério de sucesso pode interferir na capacidade de um usuário de usar toda a página, todo o conteúdo da página web (quer seja ou não utilizado para cumprir outros critérios de sucesso) deve atender este critério de sucesso. Consulte o Requisito de Conformidade 5: Não-Interferência.</text:p>
          </table:table-cell>
          <table:table-cell table:style-name="ce11" office:value-type="string" calcext:value-type="string">
            <text:p>Recomendação 5.4 – Fornecer controle de áudio para som</text:p>
          </table:table-cell>
          <table:table-cell table:number-columns-repeated="3"/>
          <table:table-cell table:style-name="ce9"/>
          <table:table-cell table:number-columns-repeated="1015"/>
          <table:table-cell table:style-name="Default"/>
        </table:table-row>
        <table:table-row table:style-name="ro2">
          <table:covered-table-cell table:style-name="ce4"/>
          <table:table-cell table:style-name="ce3" office:value-type="float" office:value="10" calcext:value-type="float">
            <text:p>10</text:p>
          </table:table-cell>
          <table:table-cell table:style-name="ce11" office:value-type="string" calcext:value-type="string">
            <text:p><text:span text:style-name="T1">2.1.1 Teclado:</text:span> Toda a funcionalidade do conteúdo é operável através de uma interface de teclado sem requerer temporizações específicas para digitação individual, exceto quando a função subjacente requer entrada de dados que dependa da cadeia de movimento do usuário e não apenas dos pontos finais. (Nível A)</text:p>
            <text:p>Nota 1: Esta exceção diz respeito à função subjacente, não à técnica de entrada de dados. Por exemplo, se utilizar escrita manual para introduzir texto, a técnica de entrada de dados (escrita manual) requer entrada de dados dependente de caminho, mas a função subjacente (entrada de texto) não.</text:p>
            <text:p>Nota 2: Isto não proíbe, e não deve desencorajar, a entrada de dados através do mouse ou outros métodos de entrada de dados em conjunto à operação com o teclado.</text:p>
          </table:table-cell>
          <table:table-cell table:style-name="ce11" office:value-type="string" calcext:value-type="string">
            <text:p>Recomendação 2.1 - Disponibilizar todas as funções da página via teclado</text:p>
            <text:p/>
            <text:p>Recomendação 2.2 – Garantir que os objetos programáveis sejam acessíveis</text:p>
          </table:table-cell>
          <table:table-cell table:number-columns-repeated="3"/>
          <table:table-cell table:style-name="ce9"/>
          <table:table-cell table:number-columns-repeated="1015"/>
          <table:table-cell table:style-name="Default"/>
        </table:table-row>
        <table:table-row table:style-name="ro2">
          <table:table-cell table:style-name="ce5" office:value-type="string" calcext:value-type="string" table:number-columns-spanned="1" table:number-rows-spanned="5">
            <text:p>A</text:p>
          </table:table-cell>
          <table:table-cell table:style-name="ce3" office:value-type="float" office:value="11" calcext:value-type="float">
            <text:p>11</text:p>
          </table:table-cell>
          <table:table-cell table:style-name="ce11" office:value-type="string" calcext:value-type="string">
            <text:p><text:span text:style-name="T1">2.1.2 Sem Bloqueio do Teclado:</text:span> Se o foco do teclado puder ser movido para um componente da página utilizando uma interface de teclado, então o foco pode ser retirado desse componente utilizando apenas uma interface de teclado e, se for necessário mais do que as setas do cursor ou tabulação ou outros métodos de saída normalmente utilizados, o usuário deve ser informado sobre o método para retirar o foco. (Nível A)</text:p>
            <text:p>Nota: Uma vez que qualquer conteúdo que não cumpra este critério de sucesso pode interferir com a capacidade de um usuário usar toda a página, todo o conteúdo da página web (quer seja utilizado para cumprir outros critérios de sucesso ou não) tem que cumprir este critério de sucesso. Consulte o Requisito de Conformidade 5: Não-Interferência.</text:p>
          </table:table-cell>
          <table:table-cell table:style-name="ce11" office:value-type="string" calcext:value-type="string">
            <text:p>Recomendação 2.1 - Disponibilizar todas as funções da página via teclado</text:p>
            <text:p/>
            <text:p>Recomendação 2.2 – Garantir que os objetos programáveis sejam acessíveis</text:p>
          </table:table-cell>
          <table:table-cell table:number-columns-repeated="3"/>
          <table:table-cell table:style-name="ce9"/>
          <table:table-cell table:number-columns-repeated="1015"/>
          <table:table-cell table:style-name="Default"/>
        </table:table-row>
        <table:table-row table:style-name="ro9">
          <table:covered-table-cell table:style-name="ce4"/>
          <table:table-cell table:style-name="ce3" office:value-type="float" office:value="12" calcext:value-type="float">
            <text:p>12</text:p>
          </table:table-cell>
          <table:table-cell table:style-name="ce11" office:value-type="string" calcext:value-type="string">
            <text:p><text:span text:style-name="T1">2.2.1 Ajustável por Temporização:</text:span> Para cada limite de tempo definido pelo conteúdo, no mínimo, uma das seguintes afirmações é verdadeira: (Nível A)</text:p>
            <text:p><text:span text:style-name="T1">Desligar:</text:span> O usuário pode desligar o limite de tempo antes de atingi-lo; ou</text:p>
            <text:p><text:span text:style-name="T1">Ajustar:</text:span> O usuário pode ajustar o limite de tempo antes de atingi-lo, num intervalo de, no mínimo, dez vezes mais do que a configuração padrão; ou</text:p>
            <text:p><text:span text:style-name="T1">Prolongar:</text:span> O usuário é avisado antes de o tempo expirar e tem, no mínimo, 20 segundos para prolongar o limite de tempo com uma simples ação (por exemplo, "pressionar a barra de espaços"), e o usuário pode prolongar o limite de tempo, no mínimo, dez vezes; ou</text:p>
            <text:p><text:span text:style-name="T1">Exceção em Tempo Real:</text:span> O limite de tempo é uma parte necessária de um evento em tempo real (por exemplo, um leilão), e não é possível nenhuma alternativa ao limite de tempo; ou</text:p>
            <text:p><text:span text:style-name="T1">Exceção Essencial:</text:span> O limite de tempo é essencial e prolongá-lo invalidaria a atividade; ou</text:p>
            <text:p><text:span text:style-name="T1">Exceção de 20 Horas:</text:span> O limite de tempo é superior a 20 horas.</text:p>
            <text:p>Nota: Este critério de sucesso ajuda a garantir que os usuários possam executar tarefas sem alterações inesperadas no conteúdo ou contexto, que são resultados de um limite de tempo. Este critério de sucesso deve ser considerado em conjunto com o Critério de Sucesso 3.2.1, que impõe limites nas alterações de conteúdo ou contexto como resultado da ação do usuário.</text:p>
          </table:table-cell>
          <table:table-cell table:style-name="ce11" office:value-type="string" calcext:value-type="string">
            <text:p>Recomendação 2.5 – Fornecer alternativa para modificar limite de tempo</text:p>
          </table:table-cell>
          <table:table-cell table:number-columns-repeated="3"/>
          <table:table-cell table:style-name="ce9"/>
          <table:table-cell table:number-columns-repeated="1015"/>
          <table:table-cell table:style-name="Default"/>
        </table:table-row>
        <table:table-row table:style-name="ro10">
          <table:covered-table-cell table:style-name="ce4"/>
          <table:table-cell table:style-name="ce3" office:value-type="float" office:value="13" calcext:value-type="float">
            <text:p>13</text:p>
          </table:table-cell>
          <table:table-cell table:style-name="ce11" office:value-type="string" calcext:value-type="string">
            <text:p><text:span text:style-name="T1">2.2.2 Colocar em Pausa, Parar, Ocultar:</text:span> Para informações em movimento, em modo intermitente, em deslocamento ou em atualização automática, todas as seguintes afirmações são verdadeiras: (Nível A)</text:p>
            <text:p><text:span text:style-name="T1">Em movimento, em modo intermitente, em deslocamento:</text:span> Para quaisquer informações em movimento, em modo intermitente ou em deslocamento, que (1) sejam iniciadas automaticamente, (2) durem mais de cinco segundos, e (3) sejam apresentadas em paralelo com outro conteúdo, existe um mecanismo para o usuário colocar em pausa, parar, ou ocultar as mesmas, a menos que o movimento, o modo intermitente ou o deslocamento façam parte de uma atividade, na qual sejam essenciais; e</text:p>
            <text:p><text:span text:style-name="T1">Em atualização automática:</text:span> Para quaisquer informações em atualização automática, que (1) sejam iniciadas automaticamente e (2) sejam apresentadas em paralelo com outro conteúdo, existe um mecanismo para o usuário colocar em pausa, parar ou ocultar as mesmas, ou controlar a frequência da atualização, a menos que a atualização automática faça parte de uma atividade, onde é essencial.</text:p>
            <text:p>Nota 1: Para obter requisitos relacionados com conteúdo em modo intermitente ou em modo piscando, consulte a Diretriz 2.3.</text:p>
            <text:p>Nota 2: Uma vez que qualquer conteúdo que não cumpra este critério de sucesso pode interferir com a capacidade de um usuário de usar toda a página, todo o conteúdo da página web (quer seja ou não utilizado para cumprir outros critérios de sucesso) tem que cumprir este critério de sucesso. Consulte o Requisito de Conformidade 5: Não-Interferência.</text:p>
            <text:p>Nota 3: O conteúdo que é atualizado periodicamente por software ou que é transmitido ao agente do usuário não tem obrigação de preservar ou apresentar as informações geradas ou recebidas entre o início de uma pausa e a continuação da apresentação, uma vez que pode não ser tecnicamente possível e, em muitas situações, pode ser confuso fazê-lo.</text:p>
            <text:p>Nota 4: Uma animação que ocorra como parte de uma fase de pré-carregamento ou situação semelhante pode ser considerada essencial se a interação não puder ocorrer durante essa fase para todos os usuários e se a não indicação do progresso puder confundir os usuários e levá-los a pensar que o conteúdo está congelado ou danificado.</text:p>
          </table:table-cell>
          <table:table-cell table:style-name="ce11" office:value-type="string" calcext:value-type="string">
            <text:p>Recomendação 2.7 – Assegurar o controle do usuário sobre as alterações temporais do conteúdo</text:p>
            <text:p/>
            <text:p>Recomendação 5.5 – Fornecer controle de animação</text:p>
          </table:table-cell>
          <table:table-cell table:number-columns-repeated="3"/>
          <table:table-cell table:style-name="ce9"/>
          <table:table-cell table:number-columns-repeated="1015"/>
          <table:table-cell table:style-name="Default"/>
        </table:table-row>
        <table:table-row table:style-name="ro11">
          <table:covered-table-cell table:style-name="ce4"/>
          <table:table-cell table:style-name="ce3" office:value-type="float" office:value="14" calcext:value-type="float">
            <text:p>14</text:p>
          </table:table-cell>
          <table:table-cell table:style-name="ce11" office:value-type="string" calcext:value-type="string">
            <text:p><text:span text:style-name="T1">2.3.1 Três Flashes ou Abaixo do Limite:</text:span> As páginas web não incluem nenhum conteúdo que pisque mais de três vezes no período de um segundo, ou o flash encontra-se abaixo dos limites de flash universal e flash vermelho. (Nível A)</text:p>
            <text:p>Nota: Uma vez que qualquer conteúdo que não cumpra este critério de sucesso pode interferir com a capacidade de um usuário de usar toda a página, todo o conteúdo da página web (quer seja ou não utilizado para cumprir outros critérios de sucesso) tem que cumprir este critério de sucesso. Consulte o Requisito de Conformidade 5: Não-Interferência.</text:p>
          </table:table-cell>
          <table:table-cell table:style-name="ce16" office:value-type="string" calcext:value-type="string">
            <text:p>Recomendação 2.6 – Não incluir situações com intermitência de tela</text:p>
          </table:table-cell>
          <table:table-cell table:number-columns-repeated="3"/>
          <table:table-cell table:style-name="ce9"/>
          <table:table-cell table:number-columns-repeated="1015"/>
          <table:table-cell table:style-name="Default"/>
        </table:table-row>
        <table:table-row table:style-name="ro12">
          <table:covered-table-cell table:style-name="ce4"/>
          <table:table-cell table:style-name="ce3" office:value-type="float" office:value="15" calcext:value-type="float">
            <text:p>15</text:p>
          </table:table-cell>
          <table:table-cell table:style-name="ce11" office:value-type="string" calcext:value-type="string">
            <text:p><text:span text:style-name="T1">2.4.1 Ignorar Blocos:</text:span> Um mecanismo está disponível para ignorar blocos de conteúdo que são repetidos em várias páginas web. (Nível A)</text:p>
          </table:table-cell>
          <table:table-cell table:style-name="ce11" office:value-type="string" calcext:value-type="string">
            <text:p>Recomendação 1.5 – Fornecer âncoras para ir direto a um bloco de conteúdo</text:p>
          </table:table-cell>
          <table:table-cell table:number-columns-repeated="3"/>
          <table:table-cell table:style-name="ce9"/>
          <table:table-cell table:number-columns-repeated="1015"/>
          <table:table-cell table:style-name="Default"/>
        </table:table-row>
        <table:table-row table:style-name="ro12">
          <table:table-cell table:style-name="ce5" office:value-type="string" calcext:value-type="string" table:number-columns-spanned="1" table:number-rows-spanned="10">
            <text:p>A</text:p>
          </table:table-cell>
          <table:table-cell table:style-name="ce3" office:value-type="float" office:value="16" calcext:value-type="float">
            <text:p>16</text:p>
          </table:table-cell>
          <table:table-cell table:style-name="ce11" office:value-type="string" calcext:value-type="string">
            <text:p><text:span text:style-name="T1">2.4.2 Página com Título:</text:span> As páginas web têm títulos que descrevem o tópico ou a finalidade. (Nível A)</text:p>
          </table:table-cell>
          <table:table-cell table:style-name="ce11" office:value-type="string" calcext:value-type="string">
            <text:p>Recomendação 3.3 – Oferecer um título descritivo e informativo à página</text:p>
          </table:table-cell>
          <table:table-cell table:number-columns-repeated="3"/>
          <table:table-cell table:style-name="ce9"/>
          <table:table-cell table:number-columns-repeated="1015"/>
          <table:table-cell table:style-name="Default"/>
        </table:table-row>
        <table:table-row table:style-name="ro13">
          <table:covered-table-cell table:style-name="ce4"/>
          <table:table-cell table:style-name="ce3" office:value-type="float" office:value="17" calcext:value-type="float">
            <text:p>17</text:p>
          </table:table-cell>
          <table:table-cell table:style-name="ce11" office:value-type="string" calcext:value-type="string">
            <text:p><text:span text:style-name="T1">2.4.3 Ordem do Foco:</text:span> Se uma página web puder ser navegada de forma sequencial e as sequências de navegação afetarem o significado ou a operação, os componentes que podem ser focados recebem o foco em uma ordem que preserva o significado e a operabilidade. (Nível A)</text:p>
          </table:table-cell>
          <table:table-cell table:style-name="ce11" office:value-type="string" calcext:value-type="string">
            <text:p>Recomendação 1.4 – Ordenar de forma lógica e intuitiva a leitura e tabulação</text:p>
            <text:p/>
            <text:p>Recomendação 6.3 – Estabelecer uma ordem lógica de navegação</text:p>
          </table:table-cell>
          <table:table-cell table:number-columns-repeated="3"/>
          <table:table-cell table:style-name="ce9"/>
          <table:table-cell table:number-columns-repeated="1015"/>
          <table:table-cell table:style-name="Default"/>
        </table:table-row>
        <table:table-row table:style-name="ro14">
          <table:covered-table-cell table:style-name="ce4"/>
          <table:table-cell table:style-name="ce3" office:value-type="float" office:value="18" calcext:value-type="float">
            <text:p>18</text:p>
          </table:table-cell>
          <table:table-cell table:style-name="ce11" office:value-type="string" calcext:value-type="string">
            <text:p><text:span text:style-name="T1">2.4.4 Finalidade do Link (Em Contexto):</text:span> A finalidade de cada link pode ser determinada a partir do link sozinho ou a partir do texto do link em conjunto com seu respectivo contexto do link determinado por meio de código de programação, exceto quando a finalidade do link for ambígua para os usuários em geral. (Nível A)</text:p>
          </table:table-cell>
          <table:table-cell table:style-name="ce11" office:value-type="string" calcext:value-type="string">
            <text:p>Recomendação 3.5 – Descrever links clara e sucintamente</text:p>
          </table:table-cell>
          <table:table-cell table:number-columns-repeated="3"/>
          <table:table-cell table:style-name="ce9"/>
          <table:table-cell table:number-columns-repeated="1015"/>
          <table:table-cell table:style-name="Default"/>
        </table:table-row>
        <table:table-row table:style-name="ro15">
          <table:covered-table-cell table:style-name="ce4"/>
          <table:table-cell table:style-name="ce3" office:value-type="float" office:value="19" calcext:value-type="float">
            <text:p>19</text:p>
          </table:table-cell>
          <table:table-cell table:style-name="ce11" office:value-type="string" calcext:value-type="string">
            <text:p><text:span text:style-name="T1">3.1.1 Idioma da Página:</text:span> O idioma humano pré-definido de cada página web pode ser determinado por meio de código de programação. (Nível A)</text:p>
          </table:table-cell>
          <table:table-cell table:style-name="ce11" office:value-type="string" calcext:value-type="string">
            <text:p>Recomendação 3.1 – Identificar o idioma principal da página</text:p>
          </table:table-cell>
          <table:table-cell table:number-columns-repeated="3"/>
          <table:table-cell table:style-name="ce9"/>
          <table:table-cell table:number-columns-repeated="1015"/>
          <table:table-cell table:style-name="Default"/>
        </table:table-row>
        <table:table-row table:style-name="ro12">
          <table:covered-table-cell table:style-name="ce4"/>
          <table:table-cell table:style-name="ce3" office:value-type="float" office:value="20" calcext:value-type="float">
            <text:p>20</text:p>
          </table:table-cell>
          <table:table-cell table:style-name="ce11" office:value-type="string" calcext:value-type="string">
            <text:p><text:span text:style-name="T1">3.2.1 Em Foco:</text:span> Quando qualquer componente recebe o foco, não inicia uma alteração de contexto. (Nível A)</text:p>
          </table:table-cell>
          <table:table-cell table:style-name="ce11"/>
          <table:table-cell table:number-columns-repeated="3"/>
          <table:table-cell table:style-name="ce9"/>
          <table:table-cell table:number-columns-repeated="1015"/>
          <table:table-cell table:style-name="Default"/>
        </table:table-row>
        <table:table-row table:style-name="ro16">
          <table:covered-table-cell table:style-name="ce4"/>
          <table:table-cell table:style-name="ce3" office:value-type="float" office:value="21" calcext:value-type="float">
            <text:p>21</text:p>
          </table:table-cell>
          <table:table-cell table:style-name="ce11" office:value-type="string" calcext:value-type="string">
            <text:p><text:span text:style-name="T1">3.2.2 Em Entrada:</text:span> Alterar a definição de um componente de interface de usuário não provoca, automaticamente, uma alteração de contexto, a menos que o usuário tenha sido avisado sobre esse comportamento antes de utilizar o componente. (Nível A)</text:p>
          </table:table-cell>
          <table:table-cell table:style-name="ce11" office:value-type="string" calcext:value-type="string">
            <text:p>Recomendação 6.4 – Não provocar automaticamente alteração no contexto</text:p>
          </table:table-cell>
          <table:table-cell table:number-columns-repeated="3"/>
          <table:table-cell table:style-name="ce9"/>
          <table:table-cell table:number-columns-repeated="1015"/>
          <table:table-cell table:style-name="Default"/>
        </table:table-row>
        <table:table-row table:style-name="ro12">
          <table:covered-table-cell table:style-name="ce4"/>
          <table:table-cell table:style-name="ce3" office:value-type="float" office:value="22" calcext:value-type="float">
            <text:p>22</text:p>
          </table:table-cell>
          <table:table-cell table:style-name="ce11" office:value-type="string" calcext:value-type="string">
            <text:p><text:span text:style-name="T1">3.3.1 Identificação do Erro:</text:span> Se um erro de entrada for automaticamente detectado, o item que apresenta erro é identificado e o erro é descrito para o usuário em texto. (Nível A)</text:p>
          </table:table-cell>
          <table:table-cell table:style-name="ce11" office:value-type="string" calcext:value-type="string">
            <text:p>Recomendação 6.6 – Identificar e descrever erros de entrada de dados e confirmar o envio das informações</text:p>
          </table:table-cell>
          <table:table-cell table:number-columns-repeated="3"/>
          <table:table-cell table:style-name="ce9"/>
          <table:table-cell table:number-columns-repeated="1015"/>
          <table:table-cell table:style-name="Default"/>
        </table:table-row>
        <table:table-row table:style-name="ro15">
          <table:covered-table-cell table:style-name="ce4"/>
          <table:table-cell table:style-name="ce3" office:value-type="float" office:value="23" calcext:value-type="float">
            <text:p>23</text:p>
          </table:table-cell>
          <table:table-cell table:style-name="ce11" office:value-type="string" calcext:value-type="string">
            <text:p><text:span text:style-name="T1">3.3.2 Rótulos ou Instruções:</text:span> Rótulos ou instruções são fornecidos quando o conteúdo exigir a entrada de dados por parte do usuário. (Nível A)</text:p>
          </table:table-cell>
          <table:table-cell table:style-name="ce11" office:value-type="string" calcext:value-type="string">
            <text:p>Recomendação 6.5 – Fornecer instruções para entrada de dados</text:p>
          </table:table-cell>
          <table:table-cell table:number-columns-repeated="3"/>
          <table:table-cell table:style-name="ce9"/>
          <table:table-cell table:number-columns-repeated="1015"/>
          <table:table-cell table:style-name="Default"/>
        </table:table-row>
        <table:table-row table:style-name="ro17">
          <table:covered-table-cell table:style-name="ce4"/>
          <table:table-cell table:style-name="ce3" office:value-type="float" office:value="24" calcext:value-type="float">
            <text:p>24</text:p>
          </table:table-cell>
          <table:table-cell table:style-name="ce11" office:value-type="string" calcext:value-type="string">
            <text:p><text:span text:style-name="T1">4.1.1 Análise:</text:span> No conteúdo implementado utilizando linguagens de marcação, os elementos dispõem de tags completas de início e de fim, os elementos são aninhados de acordo com as respectivas especificações, os elementos não contêm atributos duplicados, e quaisquer IDs são exclusivos, exceto quando as especificações permitem estas características. (Nível A)</text:p>
            <text:p>Nota: Tags de início e fim que não têm um carácter crítico na sua formação, ou seja, falta de um sinal de maior ou um atributo incorreto, não estão completas.</text:p>
          </table:table-cell>
          <table:table-cell table:style-name="ce11" office:value-type="string" calcext:value-type="string">
            <text:p>Recomendação 1.1 – Respeitar os Padrões Web</text:p>
          </table:table-cell>
          <table:table-cell table:number-columns-repeated="3"/>
          <table:table-cell table:style-name="ce9"/>
          <table:table-cell table:number-columns-repeated="1015"/>
          <table:table-cell table:style-name="Default"/>
        </table:table-row>
        <table:table-row table:style-name="ro2">
          <table:covered-table-cell table:style-name="ce4"/>
          <table:table-cell table:style-name="ce3" office:value-type="float" office:value="25" calcext:value-type="float">
            <text:p>25</text:p>
          </table:table-cell>
          <table:table-cell table:style-name="ce11" office:value-type="string" calcext:value-type="string">
            <text:p><text:span text:style-name="T1">4.1.2 Nome, Função, Valor:</text:span> Para todos os componentes de interface de usuário (incluindo, mas não se limitando a: elementos de formulário, links e componentes gerados por scripts), o nome e a função podem ser determinados por meio de código de programação; os estados, as propriedades e os valores, que possam ser definidos pelo usuário, podem ser definidos por meio de código de programação; e a notificação sobre alterações destes itens está disponível para os agentes de usuário, incluindo as tecnologias assistivas. (Nível A)</text:p>
            <text:p>Nota: Este critério de sucesso destina-se, essencialmente, a autores da Web que desenvolvem ou criam os seus próprios componentes de interface de usuário. Por exemplo, os controles HTML normais já cumprem este critério de sucesso quando utilizados de acordo com a especificação.</text:p>
          </table:table-cell>
          <table:table-cell table:style-name="ce11" office:value-type="string" calcext:value-type="string">
            <text:p>Recomendação 1.1 – Respeitar os Padrões Web</text:p>
          </table:table-cell>
          <table:table-cell table:number-columns-repeated="3"/>
          <table:table-cell table:style-name="ce9"/>
          <table:table-cell table:number-columns-repeated="1015"/>
          <table:table-cell table:style-name="Default"/>
        </table:table-row>
        <table:table-row table:style-name="ro18">
          <table:table-cell table:style-name="ce3" office:value-type="string" calcext:value-type="string" table:number-columns-spanned="1" table:number-rows-spanned="8">
            <text:p>AA</text:p>
          </table:table-cell>
          <table:table-cell table:style-name="ce3" office:value-type="float" office:value="1" calcext:value-type="float">
            <text:p>1</text:p>
          </table:table-cell>
          <table:table-cell table:style-name="ce11" office:value-type="string" calcext:value-type="string">
            <text:p><text:span text:style-name="T1">1.2.4 Legendas (Ao Vivo):</text:span> São fornecidas legendas para todo o conteúdo do áudio | ao vivo existente em mídia sincronizada. (Nível AA)</text:p>
          </table:table-cell>
          <table:table-cell table:style-name="ce11"/>
          <table:table-cell table:number-columns-repeated="3"/>
          <table:table-cell table:style-name="ce9"/>
          <table:table-cell table:number-columns-repeated="1015"/>
          <table:table-cell table:style-name="Default"/>
        </table:table-row>
        <table:table-row table:style-name="ro12">
          <table:covered-table-cell table:style-name="ce6"/>
          <table:table-cell table:style-name="ce3" office:value-type="float" office:value="2" calcext:value-type="float">
            <text:p>2</text:p>
          </table:table-cell>
          <table:table-cell table:style-name="ce11" office:value-type="string" calcext:value-type="string">
            <text:p><text:span text:style-name="T1">1.2.5 Audiodescrição (Pré-gravada):</text:span> É fornecida audiodescrição para todo o conteúdo de vídeo | pré-gravado existente em mídia sincronizada. (Nível AA)</text:p>
          </table:table-cell>
          <table:table-cell table:style-name="ce11" office:value-type="string" calcext:value-type="string">
            <text:p>Recomendação 5.3 – Oferecer audiodescrição para vídeo pré-gravado</text:p>
          </table:table-cell>
          <table:table-cell table:number-columns-repeated="3"/>
          <table:table-cell table:style-name="ce9"/>
          <table:table-cell table:number-columns-repeated="1015"/>
          <table:table-cell table:style-name="Default"/>
        </table:table-row>
        <table:table-row table:style-name="ro19">
          <table:covered-table-cell table:style-name="ce6"/>
          <table:table-cell table:style-name="ce3" office:value-type="float" office:value="3" calcext:value-type="float">
            <text:p>3</text:p>
          </table:table-cell>
          <table:table-cell table:style-name="ce11" office:value-type="string" calcext:value-type="string">
            <text:p><text:span text:style-name="T1">1.4.3 Contraste (Mínimo):</text:span> A apresentação visual de texto e imagens de texto tem uma relação de contraste de, no mínimo, 4.5:1, exceto para o seguinte: (Nível AA)</text:p>
            <text:p>Texto Ampliado: Texto em tamanho grande e as imagens compostas por texto em tamanho grande têm uma relação de contraste de, no mínimo, 3:1;</text:p>
            <text:p>Texto em plano Secundário: O texto ou imagens de texto que fazem parte de um componente de interface de usuário inativo, que são meramente decorativos, que não estão visíveis para ninguém, ou que são parte de uma imagem que inclui outro conteúdo visual significativo, não têm requisito de contraste.</text:p>
            <text:p>Logotipos: O texto que faz parte de um logotipo ou marca comercial não tem requisito de contraste.</text:p>
          </table:table-cell>
          <table:table-cell table:style-name="ce11" office:value-type="string" calcext:value-type="string">
            <text:p>Recomendação 4.1 - Oferecer contraste mínimo entre plano de fundo e primeiro plano</text:p>
          </table:table-cell>
          <table:table-cell table:number-columns-repeated="3"/>
          <table:table-cell table:style-name="ce9"/>
          <table:table-cell table:number-columns-repeated="1015"/>
          <table:table-cell table:style-name="Default"/>
        </table:table-row>
        <table:table-row table:style-name="ro16">
          <table:covered-table-cell table:style-name="ce6"/>
          <table:table-cell table:style-name="ce3" office:value-type="float" office:value="4" calcext:value-type="float">
            <text:p>4</text:p>
          </table:table-cell>
          <table:table-cell table:style-name="ce11" office:value-type="string" calcext:value-type="string">
            <text:p><text:span text:style-name="T1">1.4.4 Redimensionar texto:</text:span> Exceto para legendas e imagens de texto, o texto pode ser redimensionado sem tecnologia assistiva até 200 por cento sem perder conteúdo ou funcionalidade. (Nível AA)</text:p>
            <text:p>Como Cumprir o 1.4.4 (em inglês) | Compreendendo o 1.4.4 (em inglês)</text:p>
          </table:table-cell>
          <table:table-cell table:style-name="ce11" office:value-type="string" calcext:value-type="string">
            <text:p>Recomendação 4.3 – Permitir redimensionamento sem perda de funcionalidade</text:p>
          </table:table-cell>
          <table:table-cell table:number-columns-repeated="3"/>
          <table:table-cell table:style-name="ce9"/>
          <table:table-cell table:number-columns-repeated="1015"/>
          <table:table-cell table:style-name="Default"/>
        </table:table-row>
        <table:table-row table:style-name="ro8">
          <table:covered-table-cell table:style-name="ce6"/>
          <table:table-cell table:style-name="ce3" office:value-type="float" office:value="5" calcext:value-type="float">
            <text:p>5</text:p>
          </table:table-cell>
          <table:table-cell table:style-name="ce11" office:value-type="string" calcext:value-type="string">
            <text:p><text:span text:style-name="T1">1.4.5 Imagens de Texto:</text:span> Se as tecnologias que estiverem sendo utilizadas puderem proporcionar a apresentação visual, é utilizado texto para transmitir informações em vez de imagens de texto, exceto para o seguinte: (Nível AA)</text:p>
            <text:p><text:span text:style-name="T1">Personalizável:</text:span> A imagem de texto pode ser visualmente personalizada de acordo com os requisitos do usuário;</text:p>
            <text:p><text:span text:style-name="T1">Essencial:</text:span> Uma determinada apresentação de texto é essencial para as informações que serão transmitidas.</text:p>
            <text:p>Nota: Os logotipos (texto que faz parte de um logotipo ou marca comercial) são considerados essenciais.</text:p>
          </table:table-cell>
          <table:table-cell table:style-name="ce11"/>
          <table:table-cell table:number-columns-repeated="3"/>
          <table:table-cell table:style-name="ce9"/>
          <table:table-cell table:number-columns-repeated="1015"/>
          <table:table-cell table:style-name="Default"/>
        </table:table-row>
        <table:table-row table:style-name="ro12">
          <table:covered-table-cell table:style-name="ce6"/>
          <table:table-cell table:style-name="ce3" office:value-type="float" office:value="6" calcext:value-type="float">
            <text:p>6</text:p>
          </table:table-cell>
          <table:table-cell table:style-name="ce11" office:value-type="string" calcext:value-type="string">
            <text:p><text:span text:style-name="T1">2.4.5 Várias Formas:</text:span> Está disponível mais de uma forma para localizar uma página web em um conjunto de páginas web, exceto quando a Página Web for o resultado, ou uma etapa, de um processo. (Nível AA)</text:p>
          </table:table-cell>
          <table:table-cell table:style-name="ce11"/>
          <table:table-cell table:number-columns-repeated="3"/>
          <table:table-cell table:style-name="ce9"/>
          <table:table-cell table:number-columns-repeated="1015"/>
          <table:table-cell table:style-name="Default"/>
        </table:table-row>
        <table:table-row table:style-name="ro12">
          <table:covered-table-cell table:style-name="ce6"/>
          <table:table-cell table:style-name="ce3" office:value-type="float" office:value="7" calcext:value-type="float">
            <text:p>7</text:p>
          </table:table-cell>
          <table:table-cell table:style-name="ce11" office:value-type="string" calcext:value-type="string">
            <text:p><text:span text:style-name="T1">2.4.6 Cabeçalhos e Rótulos:</text:span> Os cabeçalhos e os rótulos descrevem o tópico ou a finalidade. (Nível AA)</text:p>
          </table:table-cell>
          <table:table-cell table:style-name="ce11"/>
          <table:table-cell table:number-columns-repeated="3"/>
          <table:table-cell table:style-name="ce9"/>
          <table:table-cell table:number-columns-repeated="1015"/>
          <table:table-cell table:style-name="Default"/>
        </table:table-row>
        <table:table-row table:style-name="ro12">
          <table:covered-table-cell table:style-name="ce6"/>
          <table:table-cell table:style-name="ce3" office:value-type="float" office:value="8" calcext:value-type="float">
            <text:p>8</text:p>
          </table:table-cell>
          <table:table-cell table:style-name="ce11" office:value-type="string" calcext:value-type="string">
            <text:p><text:span text:style-name="T1">2.4.7 Foco Visível:</text:span> Qualquer interface de usuário operável por teclado dispõe de um modo de operação onde o indicador de foco do teclado está visível. (Nível AA)</text:p>
          </table:table-cell>
          <table:table-cell table:style-name="ce11" office:value-type="string" calcext:value-type="string">
            <text:p>Recomendação 4.4 – Possibilitar que o elemento com foco seja visualmente evidente</text:p>
          </table:table-cell>
          <table:table-cell table:number-columns-repeated="3"/>
          <table:table-cell table:style-name="ce9"/>
          <table:table-cell table:number-columns-repeated="1015"/>
          <table:table-cell table:style-name="Default"/>
        </table:table-row>
        <table:table-row table:style-name="ro14">
          <table:table-cell table:style-name="ce3" office:value-type="string" calcext:value-type="string" table:number-columns-spanned="1" table:number-rows-spanned="5">
            <text:p>AA</text:p>
          </table:table-cell>
          <table:table-cell table:style-name="ce3" office:value-type="float" office:value="9" calcext:value-type="float">
            <text:p>9</text:p>
          </table:table-cell>
          <table:table-cell table:style-name="ce11" office:value-type="string" calcext:value-type="string">
            <text:p><text:span text:style-name="T1">3.1.2 Idioma das Partes:</text:span> O idioma de cada passagem ou frase no conteúdo pode ser determinado por meio de código de programação, exceto para nomes próprios, termos técnicos, palavras de idioma indeterminado e palavras ou frases que se tornaram parte do vernáculo do texto que as envolve. (Nível AA)</text:p>
          </table:table-cell>
          <table:table-cell table:style-name="ce11" office:value-type="string" calcext:value-type="string">
            <text:p>Recomendação 3.2 – Informar mudança de idioma no conteúdo</text:p>
          </table:table-cell>
          <table:table-cell table:number-columns-repeated="3"/>
          <table:table-cell table:style-name="ce9"/>
          <table:table-cell table:number-columns-repeated="1015"/>
          <table:table-cell table:style-name="Default"/>
        </table:table-row>
        <table:table-row table:style-name="ro16">
          <table:covered-table-cell table:style-name="ce6"/>
          <table:table-cell table:style-name="ce3" office:value-type="float" office:value="10" calcext:value-type="float">
            <text:p>10</text:p>
          </table:table-cell>
          <table:table-cell table:style-name="ce11" office:value-type="string" calcext:value-type="string">
            <text:p><text:span text:style-name="T1">3.2.3 Navegação Consistente:</text:span> Os mecanismos de navegação que são repetidos em múltiplas páginas web dentro de um conjunto de páginas web ocorrem na mesma ordem relativa a cada vez que são repetidos, a menos que seja iniciada uma alteração pelo usuário. (Nível AA)</text:p>
          </table:table-cell>
          <table:table-cell table:style-name="ce11" office:value-type="string" calcext:value-type="string">
            <text:p>Recomendação 1.8 – Dividir as áreas de informação</text:p>
          </table:table-cell>
          <table:table-cell table:number-columns-repeated="3"/>
          <table:table-cell table:style-name="ce9"/>
          <table:table-cell table:number-columns-repeated="1015"/>
          <table:table-cell table:style-name="Default"/>
        </table:table-row>
        <table:table-row table:style-name="ro12">
          <table:covered-table-cell table:style-name="ce4"/>
          <table:table-cell table:style-name="ce3" office:value-type="float" office:value="11" calcext:value-type="float">
            <text:p>11</text:p>
          </table:table-cell>
          <table:table-cell table:style-name="ce11" office:value-type="string" calcext:value-type="string">
            <text:p><text:span text:style-name="T1">3.2.4 Identificação Consistente:</text:span> Os componentes que têm a mesma funcionalidade em um conjunto de páginas web são identificados de forma consistente. (Nível AA)</text:p>
          </table:table-cell>
          <table:table-cell table:style-name="ce11"/>
          <table:table-cell table:number-columns-repeated="3"/>
          <table:table-cell table:style-name="ce9"/>
          <table:table-cell table:number-columns-repeated="1015"/>
          <table:table-cell table:style-name="Default"/>
        </table:table-row>
        <table:table-row table:style-name="ro16">
          <table:covered-table-cell table:style-name="ce4"/>
          <table:table-cell table:style-name="ce3" office:value-type="float" office:value="12" calcext:value-type="float">
            <text:p>12</text:p>
          </table:table-cell>
          <table:table-cell table:style-name="ce11" office:value-type="string" calcext:value-type="string">
            <text:p><text:span text:style-name="T1">3.3.3 Sugestão de Erro:</text:span> Se um erro de entrada for automaticamente detectado e forem conhecidas sugestões de correção, então as sugestões são fornecidas ao usuário, a menos que coloque em risco a segurança ou o propósito do conteúdo. (Nível AA)</text:p>
          </table:table-cell>
          <table:table-cell table:style-name="ce11"/>
          <table:table-cell table:number-columns-repeated="3"/>
          <table:table-cell table:style-name="ce9"/>
          <table:table-cell table:number-columns-repeated="1015"/>
          <table:table-cell table:style-name="Default"/>
        </table:table-row>
        <table:table-row table:style-name="ro2">
          <table:covered-table-cell table:style-name="ce4"/>
          <table:table-cell table:style-name="ce3" office:value-type="float" office:value="13" calcext:value-type="float">
            <text:p>13</text:p>
          </table:table-cell>
          <table:table-cell table:style-name="ce11" office:value-type="string" calcext:value-type="string">
            <text:p><text:span text:style-name="T1">3.3.4 Prevenção de Erros (Legal, Financeiro, Dados):</text:span> Para páginas web que façam com que ocorram responsabilidades jurídicas ou transações financeiras para o usuário, que modificam ou eliminam dados controláveis pelo usuário em sistemas de armazenamento de dados, ou que enviem respostas de teste do usuário, no mínimo, uma das seguintes afirmações é verdadeira: (Nível AA)</text:p>
            <text:p>Reversível: Os envios de informações são reversíveis.</text:p>
            <text:p>Verificado: Os dados introduzidos pelo usuário são verificados quanto à existência de erros de entrada e é oferecida ao usuário uma oportunidade de corrigi-los.</text:p>
            <text:p>Confirmado: Um mecanismo está disponível para rever, confirmar e corrigir as informações antes de finalizar o envio.</text:p>
          </table:table-cell>
          <table:table-cell table:style-name="ce11"/>
          <table:table-cell table:number-columns-repeated="3"/>
          <table:table-cell table:style-name="ce9"/>
          <table:table-cell table:number-columns-repeated="1015"/>
          <table:table-cell table:style-name="Default"/>
        </table:table-row>
        <table:table-row table:style-name="ro16">
          <table:table-cell table:style-name="ce3" office:value-type="string" calcext:value-type="string" table:number-columns-spanned="1" table:number-rows-spanned="6">
            <text:p>AAA</text:p>
          </table:table-cell>
          <table:table-cell table:style-name="ce3" office:value-type="float" office:value="1" calcext:value-type="float">
            <text:p>1</text:p>
          </table:table-cell>
          <table:table-cell table:style-name="ce11" office:value-type="string" calcext:value-type="string">
            <text:p><text:span text:style-name="T1">1.2.6 Língua de sinais (Pré-gravada):</text:span> É fornecida interpretação em língua de sinais para todo o conteúdo de áudio | pré-gravado existente em um conteúdo em mídia sincronizada. (Nível AAA)</text:p>
          </table:table-cell>
          <table:table-cell table:style-name="ce11" office:value-type="string" calcext:value-type="string">
            <text:p>Recomendação 5.1 – Fornecer alternativa para vídeo</text:p>
            <text:p/>
            <text:p>Recomendação 5.2 – Fornecer alternativa para áudio</text:p>
          </table:table-cell>
          <table:table-cell table:number-columns-repeated="3"/>
          <table:table-cell table:style-name="ce9"/>
          <table:table-cell table:number-columns-repeated="1015"/>
          <table:table-cell table:style-name="Default"/>
        </table:table-row>
        <table:table-row table:style-name="ro14">
          <table:covered-table-cell table:style-name="ce4"/>
          <table:table-cell table:style-name="ce3" office:value-type="float" office:value="2" calcext:value-type="float">
            <text:p>2</text:p>
          </table:table-cell>
          <table:table-cell table:style-name="ce11" office:value-type="string" calcext:value-type="string">
            <text:p><text:span text:style-name="T1">1.2.7 Audiodescrição Estendida (Pré-gravada):</text:span> Quando as pausas no áudio de primeiro plano forem insuficientes para permitir que as audiodescrições transmitam o sentido do vídeo, é fornecida uma audiodescrição estendida para todo o vídeo | pré-gravado existente no conteúdo em mídia sincronizada. (Nível AAA)</text:p>
          </table:table-cell>
          <table:table-cell table:style-name="ce11" office:value-type="string" calcext:value-type="string">
            <text:p>Recomendação 5.3 – Oferecer audiodescrição para vídeo pré-gravado</text:p>
          </table:table-cell>
          <table:table-cell table:number-columns-repeated="3"/>
          <table:table-cell table:style-name="ce9"/>
          <table:table-cell table:number-columns-repeated="1015"/>
          <table:table-cell table:style-name="Default"/>
        </table:table-row>
        <table:table-row table:style-name="ro4">
          <table:covered-table-cell table:style-name="ce4"/>
          <table:table-cell table:style-name="ce3" office:value-type="float" office:value="3" calcext:value-type="float">
            <text:p>3</text:p>
          </table:table-cell>
          <table:table-cell table:style-name="ce11" office:value-type="string" calcext:value-type="string">
            <text:p><text:span text:style-name="T1">1.2.8 Mídia Alternativa (Pré-gravada): </text:span>É fornecida uma alternativa para mídia com base em tempo para a todo o conteúdo existente em mídia sincronizada | pré-gravada e para a todo o conteúdo multimídia composto por apenas vídeo pré-gravado. (Nível AAA)</text:p>
          </table:table-cell>
          <table:table-cell table:style-name="ce11" office:value-type="string" calcext:value-type="string">
            <text:p>Recomendação 5.1 – Fornecer alternativa para vídeo</text:p>
          </table:table-cell>
          <table:table-cell table:number-columns-repeated="3"/>
          <table:table-cell table:style-name="ce9"/>
          <table:table-cell table:number-columns-repeated="1015"/>
          <table:table-cell table:style-name="Default"/>
        </table:table-row>
        <table:table-row table:style-name="ro12">
          <table:covered-table-cell table:style-name="ce4"/>
          <table:table-cell table:style-name="ce3" office:value-type="float" office:value="4" calcext:value-type="float">
            <text:p>4</text:p>
          </table:table-cell>
          <table:table-cell table:style-name="ce11" office:value-type="string" calcext:value-type="string">
            <text:p><text:span text:style-name="T1">1.2.9 Apenas áudio (Ao vivo):</text:span> É fornecida uma alternativa para mídia com base em tempo que apresenta informações equivalentes para conteúdo apenas áudio | ao vivo. (Nível AAA)</text:p>
          </table:table-cell>
          <table:table-cell table:style-name="ce11"/>
          <table:table-cell table:number-columns-repeated="3"/>
          <table:table-cell table:style-name="ce9"/>
          <table:table-cell table:number-columns-repeated="1015"/>
          <table:table-cell table:style-name="Default"/>
        </table:table-row>
        <table:table-row table:style-name="ro20">
          <table:covered-table-cell table:style-name="ce4"/>
          <table:table-cell table:style-name="ce3" office:value-type="float" office:value="5" calcext:value-type="float">
            <text:p>5</text:p>
          </table:table-cell>
          <table:table-cell table:style-name="ce11" office:value-type="string" calcext:value-type="string">
            <text:p><text:span text:style-name="T1">1.4.6 Contraste (Melhorado): </text:span>A apresentação visual do texto e imagens de texto tem uma relação de contraste de, no mínimo, 7:1, exceto para as seguintes situações: (Nível AAA)</text:p>
            <text:p>Texto Ampliado: Texto em tamanho grande e as imagens compostas por texto em tamanho grande têm uma relação de contraste de, no mínimo, 4.5:1;</text:p>
            <text:p>Texto em plano Secundário: O texto ou as imagens de texto que fazem parte de um componente de interface de usuário inativo, que são meramente decorativos, que não estão visíveis para ninguém, ou que fazem parte de uma imagem que inclui outro conteúdo visual significativo, não têm requisito de contraste.</text:p>
            <text:p>Logotipos: O texto que faz parte de um logotipo ou marca comercial não tem requisito de contraste mínimo.</text:p>
          </table:table-cell>
          <table:table-cell table:style-name="ce11"/>
          <table:table-cell table:number-columns-repeated="3"/>
          <table:table-cell table:style-name="ce9"/>
          <table:table-cell table:number-columns-repeated="1015"/>
          <table:table-cell table:style-name="Default"/>
        </table:table-row>
        <table:table-row table:style-name="ro21">
          <table:covered-table-cell table:style-name="ce4"/>
          <table:table-cell table:style-name="ce3" office:value-type="float" office:value="6" calcext:value-type="float">
            <text:p>6</text:p>
          </table:table-cell>
          <table:table-cell table:style-name="ce11" office:value-type="string" calcext:value-type="string">
            <text:p><text:span text:style-name="T1">1.4.7 Áudio de fundo baixo ou sem áudio de fundo:</text:span> Para conteúdo composto por apenas áudio | pré-gravado que (1) contenha essencialmente fala em primeiro plano, (2) não seja um CAPTCHA de áudio ou logotipo de áudio, e (3) não seja vocalização com o objetivo de ser, essencialmente, expressão musical, tal como cantar ou fazer batidas, no mínimo, uma das seguintes afirmações é verdadeira: (Nível AAA)</text:p>
            <text:p><text:span text:style-name="T1">Sem Fundo:</text:span> O áudio não contém sons de fundo.</text:p>
            <text:p><text:span text:style-name="T1">Desligar:</text:span> Os sons de fundo podem ser desligados.</text:p>
            <text:p><text:span text:style-name="T1">20 dB:</text:span> Os sons de fundo são, no mínimo, 20 decibéis mais baixos que o conteúdo da voz em primeiro plano, com a exceção de sons ocasionais que duram apenas um ou dois segundos.</text:p>
            <text:p>Nota: De acordo com a definição de "decibel", o som de fundo que cumprir este requisito será, aproximadamente, quatro vezes mais baixo do que o conteúdo de voz em primeiro plano.</text:p>
          </table:table-cell>
          <table:table-cell table:style-name="ce11"/>
          <table:table-cell table:number-columns-repeated="3"/>
          <table:table-cell table:style-name="ce9"/>
          <table:table-cell table:number-columns-repeated="1015"/>
          <table:table-cell table:style-name="Default"/>
        </table:table-row>
        <table:table-row table:style-name="ro22">
          <table:table-cell table:style-name="ce3" office:value-type="string" calcext:value-type="string" table:number-columns-spanned="1" table:number-rows-spanned="6">
            <text:p>AAA</text:p>
          </table:table-cell>
          <table:table-cell table:style-name="ce3" office:value-type="float" office:value="7" calcext:value-type="float">
            <text:p>7</text:p>
          </table:table-cell>
          <table:table-cell table:style-name="ce11" office:value-type="string" calcext:value-type="string">
            <text:p><text:span text:style-name="T1">1.4.8 Apresentação Visual:</text:span> Para a apresentação visual de blocos de texto, um mecanismo está disponível para se obter o seguinte: (Nível AAA)</text:p>
            <text:p>As cores do primeiro plano e do plano de fundo podem ser selecionadas pelo usuário.</text:p>
            <text:p>A largura não tem mais do que 80 caracteres ou glifos (40 se CJK).</text:p>
            <text:p>O texto não é justificado (alinhado a ambas as margens esquerda e direita).</text:p>
            <text:p>O espaçamento entre linhas (principal) tem, no mínimo, um espaço e meio nos parágrafos, e o espaçamento entre parágrafos é, no mínimo, 1,5 vezes maior do que o espaçamento entre linhas.</text:p>
            <text:p>O texto pode ser redimensionado sem tecnologia assistiva até 200 por cento, de um modo que o usuário não necessite rolar horizontalmente para ler uma linha de texto em uma janela em tela cheia.</text:p>
          </table:table-cell>
          <table:table-cell table:style-name="ce11"/>
          <table:table-cell table:number-columns-repeated="3"/>
          <table:table-cell table:style-name="ce9"/>
          <table:table-cell table:number-columns-repeated="1015"/>
          <table:table-cell table:style-name="Default"/>
        </table:table-row>
        <table:table-row table:style-name="ro23">
          <table:covered-table-cell table:style-name="ce4"/>
          <table:table-cell table:style-name="ce3" office:value-type="float" office:value="8" calcext:value-type="float">
            <text:p>8</text:p>
          </table:table-cell>
          <table:table-cell table:style-name="ce11" office:value-type="string" calcext:value-type="string">
            <text:p><text:span text:style-name="T1">1.4.9 Imagens de Texto (Sem Exceção):</text:span> As imagens de texto só são utilizadas por questões meramente decorativas ou quando uma determinada apresentação de texto é essencial para a informação que está sendo transmitida. (Nível AAA)</text:p>
            <text:p>Nota: Os logotipos (texto que faz parte de um logotipo ou marca comercial) são considerados essenciais.</text:p>
          </table:table-cell>
          <table:table-cell table:style-name="ce11"/>
          <table:table-cell table:number-columns-repeated="3"/>
          <table:table-cell table:style-name="ce9"/>
          <table:table-cell table:number-columns-repeated="1015"/>
          <table:table-cell table:style-name="Default"/>
        </table:table-row>
        <table:table-row table:style-name="ro12">
          <table:covered-table-cell table:style-name="ce4"/>
          <table:table-cell table:style-name="ce3" office:value-type="float" office:value="9" calcext:value-type="float">
            <text:p>9</text:p>
          </table:table-cell>
          <table:table-cell table:style-name="ce11" office:value-type="string" calcext:value-type="string">
            <text:p><text:span text:style-name="T1">2.1.3 Teclado (Sem Exceção):</text:span> Toda a funcionalidade do conteúdo é operável através de uma interface de teclado sem requerer temporizações específicas para digitação individual. (Nível AAA)</text:p>
          </table:table-cell>
          <table:table-cell table:style-name="ce11"/>
          <table:table-cell table:number-columns-repeated="3"/>
          <table:table-cell table:style-name="ce9"/>
          <table:table-cell table:number-columns-repeated="1015"/>
          <table:table-cell table:style-name="Default"/>
        </table:table-row>
        <table:table-row table:style-name="ro4">
          <table:covered-table-cell table:style-name="ce4"/>
          <table:table-cell table:style-name="ce3" office:value-type="float" office:value="10" calcext:value-type="float">
            <text:p>10</text:p>
          </table:table-cell>
          <table:table-cell table:style-name="ce11" office:value-type="string" calcext:value-type="string">
            <text:p><text:span text:style-name="T1">2.2.3 Sem Temporização:</text:span> A temporização não é uma parte essencial do evento ou da atividade apresentada pelo conteúdo, exceto para mídia sincronizada não interativa e eventos em tempo real. (Nível AAA)</text:p>
          </table:table-cell>
          <table:table-cell table:style-name="ce11"/>
          <table:table-cell table:number-columns-repeated="3"/>
          <table:table-cell table:style-name="ce9"/>
          <table:table-cell table:number-columns-repeated="1015"/>
          <table:table-cell table:style-name="Default"/>
        </table:table-row>
        <table:table-row table:style-name="ro12">
          <table:covered-table-cell table:style-name="ce4"/>
          <table:table-cell table:style-name="ce3" office:value-type="float" office:value="11" calcext:value-type="float">
            <text:p>11</text:p>
          </table:table-cell>
          <table:table-cell table:style-name="ce11" office:value-type="string" calcext:value-type="string">
            <text:p><text:span text:style-name="T1">2.2.4 Interrupções:</text:span> As interrupções podem ser adiadas ou suprimidas pelo usuário, exceto interrupções que envolvam uma emergência. (Nível AAA)</text:p>
          </table:table-cell>
          <table:table-cell table:style-name="ce11"/>
          <table:table-cell table:number-columns-repeated="3"/>
          <table:table-cell table:style-name="ce9"/>
          <table:table-cell table:number-columns-repeated="1015"/>
          <table:table-cell table:style-name="Default"/>
        </table:table-row>
        <table:table-row table:style-name="ro12">
          <table:covered-table-cell table:style-name="ce4"/>
          <table:table-cell table:style-name="ce3" office:value-type="float" office:value="12" calcext:value-type="float">
            <text:p>12</text:p>
          </table:table-cell>
          <table:table-cell table:style-name="ce11" office:value-type="string" calcext:value-type="string">
            <text:p><text:span text:style-name="T1">2.2.5 Nova autenticação:</text:span> Quando uma seção autenticada expira, o usuário pode continuar a atividade sem perder dados após a nova autenticação. (Nível AAA)</text:p>
          </table:table-cell>
          <table:table-cell table:style-name="ce11"/>
          <table:table-cell table:number-columns-repeated="3"/>
          <table:table-cell table:style-name="ce9"/>
          <table:table-cell table:number-columns-repeated="1015"/>
          <table:table-cell table:style-name="Default"/>
        </table:table-row>
        <table:table-row table:style-name="ro12">
          <table:table-cell table:style-name="ce3" office:value-type="string" calcext:value-type="string" table:number-columns-spanned="1" table:number-rows-spanned="11">
            <text:p>AAA</text:p>
          </table:table-cell>
          <table:table-cell table:style-name="ce3" office:value-type="float" office:value="13" calcext:value-type="float">
            <text:p>13</text:p>
          </table:table-cell>
          <table:table-cell table:style-name="ce11" office:value-type="string" calcext:value-type="string">
            <text:p><text:span text:style-name="T1">2.3.2 Três Flashes:</text:span> As páginas web não incluem qualquer conteúdo que pisca mais de três vezes no período de um segundo. (Nível AAA)</text:p>
          </table:table-cell>
          <table:table-cell table:style-name="ce11"/>
          <table:table-cell table:number-columns-repeated="3"/>
          <table:table-cell table:style-name="ce9"/>
          <table:table-cell table:number-columns-repeated="1015"/>
          <table:table-cell table:style-name="Default"/>
        </table:table-row>
        <table:table-row table:style-name="ro12">
          <table:covered-table-cell table:style-name="ce7"/>
          <table:table-cell table:style-name="ce3" office:value-type="float" office:value="14" calcext:value-type="float">
            <text:p>14</text:p>
          </table:table-cell>
          <table:table-cell table:style-name="ce11" office:value-type="string" calcext:value-type="string">
            <text:p><text:span text:style-name="T1">2.4.8 Localização:</text:span> Informação sobre a localização do usuário está disponível em um conjunto de páginas web. (Nível AAA)</text:p>
          </table:table-cell>
          <table:table-cell table:style-name="ce11" office:value-type="string" calcext:value-type="string">
            <text:p>Recomendação 3.4 – Informar o usuário sobre sua localização na página</text:p>
          </table:table-cell>
          <table:table-cell table:number-columns-repeated="3"/>
          <table:table-cell table:style-name="ce9"/>
          <table:table-cell table:number-columns-repeated="1015"/>
          <table:table-cell table:style-name="Default"/>
        </table:table-row>
        <table:table-row table:style-name="ro16">
          <table:covered-table-cell table:style-name="ce7"/>
          <table:table-cell table:style-name="ce3" office:value-type="float" office:value="15" calcext:value-type="float">
            <text:p>15</text:p>
          </table:table-cell>
          <table:table-cell table:style-name="ce11" office:value-type="string" calcext:value-type="string">
            <text:p><text:span text:style-name="T1">2.4.9 Finalidade do Link (Apenas o Link):</text:span> Um mecanismo está disponível para permitir que a finalidade de cada link seja identificada a partir apenas do texto do link, exceto quando a sua finalidade for ambígua para os usuários em geral. (Nível AAA)</text:p>
          </table:table-cell>
          <table:table-cell table:style-name="ce11" office:value-type="string" calcext:value-type="string">
            <text:p>Recomendação 3.5 – Descrever links clara e sucintamente</text:p>
          </table:table-cell>
          <table:table-cell table:number-columns-repeated="3"/>
          <table:table-cell table:style-name="ce9"/>
          <table:table-cell table:number-columns-repeated="1015"/>
          <table:table-cell table:style-name="Default"/>
        </table:table-row>
        <table:table-row table:style-name="ro24">
          <table:covered-table-cell table:style-name="ce7"/>
          <table:table-cell table:style-name="ce3" office:value-type="float" office:value="16" calcext:value-type="float">
            <text:p>16</text:p>
          </table:table-cell>
          <table:table-cell table:style-name="ce11" office:value-type="string" calcext:value-type="string">
            <text:p><text:span text:style-name="T1">2.4.10 Cabeçalhos da sessão:</text:span> Os cabeçalhos da seção são utilizados para organizar o conteúdo. (Nível AAA)</text:p>
            <text:p>Nota 1: "Cabeçalho" é utilizado no seu significado geral e inclui títulos e outras formas para adicionar um cabeçalho a diferentes tipos de conteúdo.</text:p>
            <text:p>Nota 2: Este critério de sucesso abrange seções sobre escrita, não sobre componentes de interface do usuário. Os componentes de interface do usuário são abrangidos pelo Critério de Sucesso 4.1.2.</text:p>
          </table:table-cell>
          <table:table-cell table:style-name="ce11" office:value-type="string" calcext:value-type="string">
            <text:p>Recomendação 1.3 – Utilizar corretamente os níveis de cabeçalho</text:p>
          </table:table-cell>
          <table:table-cell table:number-columns-repeated="3"/>
          <table:table-cell table:style-name="ce9"/>
          <table:table-cell table:number-columns-repeated="1015"/>
          <table:table-cell table:style-name="Default"/>
        </table:table-row>
        <table:table-row table:style-name="ro4">
          <table:covered-table-cell table:style-name="ce7"/>
          <table:table-cell table:style-name="ce3" office:value-type="float" office:value="17" calcext:value-type="float">
            <text:p>17</text:p>
          </table:table-cell>
          <table:table-cell table:style-name="ce11" office:value-type="string" calcext:value-type="string">
            <text:p><text:span text:style-name="T1">3.1.3 Palavras Incomuns:</text:span> Um mecanismo para identificar definições específicas de palavras ou expressões utilizadas de uma forma restrita e incomum está disponível, incluindo expressões idiomáticas e jargões. (Nível AAA)</text:p>
          </table:table-cell>
          <table:table-cell table:style-name="ce11" office:value-type="string" calcext:value-type="string">
            <text:p>Recomendação 3.12 – Disponibilizar uma explicação para siglas, abreviaturas e palavras incomuns</text:p>
          </table:table-cell>
          <table:table-cell table:number-columns-repeated="3"/>
          <table:table-cell table:style-name="ce9"/>
          <table:table-cell table:number-columns-repeated="1015"/>
          <table:table-cell table:style-name="Default"/>
        </table:table-row>
        <table:table-row table:style-name="ro12">
          <table:covered-table-cell table:style-name="ce7"/>
          <table:table-cell table:style-name="ce3" office:value-type="float" office:value="18" calcext:value-type="float">
            <text:p>18</text:p>
          </table:table-cell>
          <table:table-cell table:style-name="ce11" office:value-type="string" calcext:value-type="string">
            <text:p><text:span text:style-name="T1">3.1.4 Abreviaturas:</text:span> Está disponível um mecanismo para identificar a forma expandida ou o significado das abreviaturas. (Nível AAA)</text:p>
          </table:table-cell>
          <table:table-cell table:style-name="ce11" office:value-type="string" calcext:value-type="string">
            <text:p>Recomendação 3.12 – Disponibilizar uma explicação para siglas, abreviaturas e palavras incomuns</text:p>
          </table:table-cell>
          <table:table-cell table:number-columns-repeated="3"/>
          <table:table-cell table:style-name="ce9"/>
          <table:table-cell table:number-columns-repeated="1015"/>
          <table:table-cell table:style-name="Default"/>
        </table:table-row>
        <table:table-row table:style-name="ro7">
          <table:covered-table-cell table:style-name="ce7"/>
          <table:table-cell table:style-name="ce3" office:value-type="float" office:value="19" calcext:value-type="float">
            <text:p>19</text:p>
          </table:table-cell>
          <table:table-cell table:style-name="ce11" office:value-type="string" calcext:value-type="string">
            <text:p><text:span text:style-name="T1">3.1.5 Nível de Leitura:</text:span> Quando o texto exigir uma capacidade de leitura mais avançada do que o nível de educação secundário inferior (equivalente no Brasil aos últimos anos do ensino fundamental), após a remoção dos nomes próprios e títulos adequados, um conteúdo suplementar, ou uma versão que não exija uma capacidade de leitura mais avançada do que o nível de educação secundário inferior (equivalente no Brasil aos últimos anos do ensino fundamental) está disponível. (Nível AAA)</text:p>
          </table:table-cell>
          <table:table-cell table:style-name="ce11" office:value-type="string" calcext:value-type="string">
            <text:p>Recomendação 3.11 – Garantir a leitura e compreensão das informações</text:p>
          </table:table-cell>
          <table:table-cell table:number-columns-repeated="3"/>
          <table:table-cell table:style-name="ce9"/>
          <table:table-cell table:number-columns-repeated="1015"/>
          <table:table-cell table:style-name="Default"/>
        </table:table-row>
        <table:table-row table:style-name="ro12">
          <table:covered-table-cell table:style-name="ce7"/>
          <table:table-cell table:style-name="ce3" office:value-type="float" office:value="20" calcext:value-type="float">
            <text:p>20</text:p>
          </table:table-cell>
          <table:table-cell table:style-name="ce11" office:value-type="string" calcext:value-type="string">
            <text:p><text:span text:style-name="T1">3.1.6 Pronúncia:</text:span> Um mecanismo está disponível para identificar a pronúncia específica de palavras, onde o significado das mesmas, no contexto, é ambíguo se a pronúncia não for conhecida. (Nível AAA)</text:p>
          </table:table-cell>
          <table:table-cell table:style-name="ce11"/>
          <table:table-cell table:number-columns-repeated="3"/>
          <table:table-cell table:style-name="ce9"/>
          <table:table-cell table:number-columns-repeated="1015"/>
          <table:table-cell table:style-name="Default"/>
        </table:table-row>
        <table:table-row table:style-name="ro7">
          <table:covered-table-cell table:style-name="ce7"/>
          <table:table-cell table:style-name="ce3" office:value-type="float" office:value="21" calcext:value-type="float">
            <text:p>21</text:p>
          </table:table-cell>
          <table:table-cell table:style-name="ce11" office:value-type="string" calcext:value-type="string">
            <text:p><text:span text:style-name="T1">3.2.5 Alteração mediante solicitação:</text:span> As alterações de contexto são iniciadas apenas a pedido do usuário, ou um mecanismo para desativar essas alterações está disponível. (Nível AAA)</text:p>
          </table:table-cell>
          <table:table-cell table:style-name="ce11" office:value-type="string" calcext:value-type="string">
            <text:p>Recomendação 1.9 – Não abrir novas instâncias sem a solicitação do usuário</text:p>
            <text:p/>
            <text:p>Recomendação 2.3 - Não criar páginas com atualização automática periódica</text:p>
            <text:p/>
            <text:p>Recomendação 2.4 – Não utilizar redirecionamento automático de páginas</text:p>
          </table:table-cell>
          <table:table-cell table:number-columns-repeated="3"/>
          <table:table-cell table:style-name="ce9"/>
          <table:table-cell table:number-columns-repeated="1015"/>
          <table:table-cell table:style-name="Default"/>
        </table:table-row>
        <table:table-row table:style-name="ro12">
          <table:covered-table-cell table:style-name="ce7"/>
          <table:table-cell table:style-name="ce3" office:value-type="float" office:value="22" calcext:value-type="float">
            <text:p>22</text:p>
          </table:table-cell>
          <table:table-cell table:style-name="ce11" office:value-type="string" calcext:value-type="string">
            <text:p><text:span text:style-name="T1">3.3.5 Ajuda:</text:span> Está disponível ajuda contextual. (Nível AAA)</text:p>
          </table:table-cell>
          <table:table-cell table:style-name="ce11"/>
          <table:table-cell table:number-columns-repeated="3"/>
          <table:table-cell table:style-name="ce9"/>
          <table:table-cell table:number-columns-repeated="1015"/>
          <table:table-cell table:style-name="Default"/>
        </table:table-row>
        <table:table-row table:style-name="ro25">
          <table:covered-table-cell table:style-name="ce7"/>
          <table:table-cell table:style-name="ce3" office:value-type="float" office:value="23" calcext:value-type="float">
            <text:p>23</text:p>
          </table:table-cell>
          <table:table-cell table:style-name="ce11" office:value-type="string" calcext:value-type="string">
            <text:p><text:span text:style-name="T1">3.3.6 Prevenção de Erros (Todos):</text:span> Para páginas web que exijam que o usuário envie informações, no mínimo, uma das seguintes afirmações é verdadeira: (Nível AAA)</text:p>
            <text:p>Reversível: As submissões são reversíveis.</text:p>
            <text:p>Verificado: Os dados introduzidos pelo usuário são verificados quanto à existência de erros de entrada e é oferecida ao usuário uma oportunidade de corrigi-los.</text:p>
            <text:p>Confirmado: Um mecanismo está disponível para rever, confirmar e corrigir as informações antes de finalizar o envio.</text:p>
          </table:table-cell>
          <table:table-cell table:style-name="ce11"/>
          <table:table-cell table:number-columns-repeated="3"/>
          <table:table-cell table:style-name="ce9"/>
          <table:table-cell table:number-columns-repeated="1015"/>
          <table:table-cell table:style-name="Default"/>
        </table:table-row>
        <table:table-row table:style-name="ro26">
          <table:table-cell table:style-name="ce8" office:value-type="string" calcext:value-type="string" table:number-columns-spanned="1" table:number-rows-spanned="6">
            <text:p>Sem Critérios</text:p>
          </table:table-cell>
          <table:table-cell table:style-name="ce10" office:value-type="float" office:value="1" calcext:value-type="float">
            <text:p>1</text:p>
          </table:table-cell>
          <table:table-cell table:style-name="ce12" office:value-type="string" calcext:value-type="string">
            <text:p>-</text:p>
          </table:table-cell>
          <table:table-cell table:style-name="ce17" office:value-type="string" calcext:value-type="string">
            <text:p>Recomendação 3.8 – Disponibilizar documentos em formatos acessíveis</text:p>
          </table:table-cell>
          <table:table-cell table:number-columns-repeated="3"/>
          <table:table-cell table:style-name="ce9"/>
          <table:table-cell table:number-columns-repeated="1015"/>
          <table:table-cell table:style-name="Default"/>
        </table:table-row>
        <table:table-row table:style-name="ro27">
          <table:covered-table-cell table:style-name="ce4"/>
          <table:table-cell table:style-name="ce10" office:value-type="float" office:value="2" calcext:value-type="float">
            <text:p>2</text:p>
          </table:table-cell>
          <table:table-cell table:style-name="ce12" office:value-type="string" calcext:value-type="string">
            <text:p>-</text:p>
          </table:table-cell>
          <table:table-cell table:style-name="ce11" office:value-type="string" calcext:value-type="string">
            <text:p>4.1 Atalhos de teclado</text:p>
          </table:table-cell>
          <table:table-cell table:number-columns-repeated="3"/>
          <table:table-cell table:style-name="ce9"/>
          <table:table-cell table:number-columns-repeated="1015"/>
          <table:table-cell table:style-name="Default"/>
        </table:table-row>
        <table:table-row table:style-name="ro27">
          <table:covered-table-cell table:style-name="ce4"/>
          <table:table-cell table:style-name="ce10" office:value-type="float" office:value="3" calcext:value-type="float">
            <text:p>3</text:p>
          </table:table-cell>
          <table:table-cell table:style-name="ce12" office:value-type="string" calcext:value-type="string">
            <text:p>-</text:p>
          </table:table-cell>
          <table:table-cell table:style-name="ce11" office:value-type="string" calcext:value-type="string">
            <text:p>4.2 Primeira folha de contraste</text:p>
          </table:table-cell>
          <table:table-cell table:number-columns-repeated="3"/>
          <table:table-cell table:style-name="ce9"/>
          <table:table-cell table:number-columns-repeated="1015"/>
          <table:table-cell table:style-name="Default"/>
        </table:table-row>
        <table:table-row table:style-name="ro27">
          <table:covered-table-cell table:style-name="ce4"/>
          <table:table-cell table:style-name="ce10" office:value-type="float" office:value="4" calcext:value-type="float">
            <text:p>4</text:p>
          </table:table-cell>
          <table:table-cell table:style-name="ce12" office:value-type="string" calcext:value-type="string">
            <text:p>-</text:p>
          </table:table-cell>
          <table:table-cell table:style-name="ce11" office:value-type="string" calcext:value-type="string">
            <text:p>4.3 Barra de acessibilidade</text:p>
          </table:table-cell>
          <table:table-cell table:number-columns-repeated="3"/>
          <table:table-cell table:style-name="ce9"/>
          <table:table-cell table:number-columns-repeated="1015"/>
          <table:table-cell table:style-name="Default"/>
        </table:table-row>
        <table:table-row table:style-name="ro27">
          <table:covered-table-cell table:style-name="ce4"/>
          <table:table-cell table:style-name="ce10" office:value-type="float" office:value="5" calcext:value-type="float">
            <text:p>5</text:p>
          </table:table-cell>
          <table:table-cell table:style-name="ce12" office:value-type="string" calcext:value-type="string">
            <text:p>-</text:p>
          </table:table-cell>
          <table:table-cell table:style-name="ce11" office:value-type="string" calcext:value-type="string">
            <text:p>4.4 Apresentação do mapa do sítio</text:p>
          </table:table-cell>
          <table:table-cell table:number-columns-repeated="3"/>
          <table:table-cell table:style-name="ce9"/>
          <table:table-cell table:number-columns-repeated="1015"/>
          <table:table-cell table:style-name="Default"/>
        </table:table-row>
        <table:table-row table:style-name="ro27">
          <table:covered-table-cell table:style-name="ce4"/>
          <table:table-cell table:style-name="ce10" office:value-type="float" office:value="6" calcext:value-type="float">
            <text:p>6</text:p>
          </table:table-cell>
          <table:table-cell table:style-name="ce12" office:value-type="string" calcext:value-type="string">
            <text:p>-</text:p>
          </table:table-cell>
          <table:table-cell table:style-name="ce11" office:value-type="string" calcext:value-type="string">
            <text:p>4.5 Página de descrição com os recursos de acessibilidade</text:p>
          </table:table-cell>
          <table:table-cell table:number-columns-repeated="3"/>
          <table:table-cell table:style-name="ce9"/>
          <table:table-cell table:number-columns-repeated="1015"/>
          <table:table-cell table:style-name="Default"/>
        </table:table-row>
        <table:table-row table:style-name="ro1">
          <table:table-cell table:number-columns-repeated="1024"/>
        </table:table-row>
        <table:table-row table:style-name="ro28" table:number-rows-repeated="2">
          <table:table-cell table:style-name="Default" table:number-columns-repeated="1024"/>
        </table:table-row>
        <table:table-row table:style-name="ro1">
          <table:table-cell table:number-columns-repeated="2"/>
          <table:table-cell table:style-name="ce14" office:value-type="string" calcext:value-type="string">
            <text:p>Nível</text:p>
          </table:table-cell>
          <table:table-cell table:style-name="ce14" office:value-type="string" calcext:value-type="string">
            <text:p>Critérios do Nível no WCAG</text:p>
          </table:table-cell>
          <table:table-cell table:style-name="ce14" office:value-type="string" calcext:value-type="string">
            <text:p>Cobertura do eMAG</text:p>
          </table:table-cell>
          <table:table-cell table:style-name="Default" table:number-columns-repeated="3"/>
          <table:table-cell table:number-columns-repeated="1016"/>
        </table:table-row>
        <table:table-row table:style-name="ro1">
          <table:table-cell table:number-columns-repeated="2"/>
          <table:table-cell table:style-name="ce11" office:value-type="string" calcext:value-type="string">
            <text:p>A</text:p>
          </table:table-cell>
          <table:table-cell table:style-name="ce11" office:value-type="float" office:value="25" calcext:value-type="float">
            <text:p>25</text:p>
          </table:table-cell>
          <table:table-cell table:style-name="ce11" office:value-type="float" office:value="24" calcext:value-type="float">
            <text:p>24</text:p>
          </table:table-cell>
          <table:table-cell table:style-name="Default" table:number-columns-repeated="3"/>
          <table:table-cell table:number-columns-repeated="1016"/>
        </table:table-row>
        <table:table-row table:style-name="ro1">
          <table:table-cell table:number-columns-repeated="2"/>
          <table:table-cell table:style-name="ce11" office:value-type="string" calcext:value-type="string">
            <text:p>AA</text:p>
          </table:table-cell>
          <table:table-cell table:style-name="ce11" office:value-type="float" office:value="13" calcext:value-type="float">
            <text:p>13</text:p>
          </table:table-cell>
          <table:table-cell table:style-name="ce11" office:value-type="float" office:value="6" calcext:value-type="float">
            <text:p>6</text:p>
          </table:table-cell>
          <table:table-cell table:style-name="Default" table:number-columns-repeated="3"/>
          <table:table-cell table:number-columns-repeated="1016"/>
        </table:table-row>
        <table:table-row table:style-name="ro1">
          <table:table-cell table:number-columns-repeated="2"/>
          <table:table-cell table:style-name="ce11" office:value-type="string" calcext:value-type="string">
            <text:p>AAA</text:p>
          </table:table-cell>
          <table:table-cell table:style-name="ce11" office:value-type="float" office:value="21" calcext:value-type="float">
            <text:p>21</text:p>
          </table:table-cell>
          <table:table-cell table:style-name="ce11" office:value-type="float" office:value="10" calcext:value-type="float">
            <text:p>10</text:p>
          </table:table-cell>
          <table:table-cell table:style-name="Default" table:number-columns-repeated="3"/>
          <table:table-cell table:number-columns-repeated="1016"/>
        </table:table-row>
        <table:table-row table:style-name="ro1">
          <table:table-cell table:number-columns-repeated="2"/>
          <table:table-cell table:style-name="ce11" office:value-type="string" calcext:value-type="string">
            <text:p>Sem critérios correspondentes</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Default" table:number-columns-repeated="3"/>
          <table:table-cell table:number-columns-repeated="1016"/>
        </table:table-row>
        <table:table-row table:style-name="ro1" table:number-rows-repeated="1048497">
          <table:table-cell table:number-columns-repeated="1024"/>
        </table:table-row>
        <table:table-row table:style-name="ro28">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cale-to="6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 style:data-style-name="N2" text:time-value="14:13:35.89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20:32.681000000</meta:creation-date>
    <dc:date>2016-05-17T14:13:46.920000000</dc:date>
    <meta:editing-duration>P11DT2H44M58S</meta:editing-duration>
    <meta:editing-cycles>24</meta:editing-cycles>
    <meta:generator>LibreOffice/5.0.0.5$Windows_x86 LibreOffice_project/1b1a90865e348b492231e1c451437d7a15bb262b</meta:generator>
    <meta:document-statistic meta:table-count="1" meta:cell-count="210" meta:object-count="0"/>
  </office:meta>
</office:document-meta>
</file>